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9.34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19.25pt"/>
    </style:style>
    <style:style style:name="co8" style:family="table-column">
      <style:table-column-properties fo:break-before="auto" style:column-width="73.3pt"/>
    </style:style>
    <style:style style:name="co9" style:family="table-column">
      <style:table-column-properties fo:break-before="auto" style:column-width="42.69pt"/>
    </style:style>
    <style:style style:name="co10" style:family="table-column">
      <style:table-column-properties fo:break-before="auto" style:column-width="33.1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ro5" style:family="table-row">
      <style:table-row-properties style:row-height="18.65pt" fo:break-before="auto" style:use-optimal-row-height="false"/>
    </style:style>
    <style:style style:name="ro6" style:family="table-row">
      <style:table-row-properties style:row-height="16.41pt" fo:break-before="auto" style:use-optimal-row-height="false"/>
    </style:style>
    <style:style style:name="ro7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6f9d4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>
      <style:table-cell-properties fo:background-color="#f6f9d4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f6f9d4" style:text-align-source="fix" style:repeat-content="false"/>
      <style:paragraph-properties fo:text-align="center" fo:margin-left="0pt"/>
      <style:text-properties fo:color="#c9211e" fo:font-weight="bold" style:font-weight-asian="bold" style:font-weight-complex="bold"/>
    </style:style>
    <style:style style:name="ce12" style:family="table-cell" style:parent-style-name="Default">
      <style:table-cell-properties fo:background-color="#f6f9d4" style:text-align-source="fix" style:repeat-content="false"/>
      <style:paragraph-properties fo:text-align="center" fo:margin-left="0pt"/>
      <style:text-properties fo:color="#c9211e"/>
    </style:style>
    <style:style style:name="ce13" style:family="table-cell" style:parent-style-name="Default">
      <style:table-cell-properties fo:background-color="#f6f9d4"/>
      <style:text-properties fo:color="#c9211e" fo:font-weight="bold" style:font-weight-asian="bold" style:font-weight-complex="bold"/>
    </style:style>
    <style:style style:name="ce14" style:family="table-cell" style:parent-style-name="Default">
      <style:text-properties fo:color="#c9211e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6f9d4"/>
      <style:text-properties fo:color="#c9211e"/>
    </style:style>
    <style:style style:name="ce16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c9211e" fo:font-weight="bold" style:font-weight-asian="bold" style:font-weight-complex="bold"/>
    </style:style>
    <style:style style:name="ce34" style:family="table-cell" style:parent-style-name="Default">
      <style:text-properties fo:color="#c9211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81d41a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77bc65" style:text-align-source="fix" style:repeat-content="false"/>
      <style:paragraph-properties fo:text-align="center" fo:margin-left="0pt"/>
      <style:text-properties fo:color="#c9211e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77bc65" style:text-align-source="fix" style:repeat-content="false"/>
      <style:paragraph-properties fo:text-align="center" fo:margin-left="0pt"/>
    </style:style>
    <style:style style:name="ce47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default-cell-style-name="Default"/>
        <table:table-column table:style-name="co5" table:default-cell-style-name="ce3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MSE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[.A2]+100" office:value-type="float" office:value="101" calcext:value-type="float">
            <text:p>101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formula="of:=100+[.C2]" office:value-type="float" office:value="201" calcext:value-type="float">
            <text:p>201</text:p>
          </table:table-cell>
          <table:table-cell table:style-name="ce7" office:value-type="float" office:value="201" calcext:value-type="float">
            <text:p>201</text:p>
          </table:table-cell>
          <table:table-cell table:style-name="ce9" table:formula="of:=100+[.E2]" office:value-type="float" office:value="301" calcext:value-type="float">
            <text:p>301</text:p>
          </table:table-cell>
          <table:table-cell table:style-name="ce16" office:value-type="float" office:value="0" calcext:value-type="float">
            <text:p>0</text:p>
          </table:table-cell>
          <table:table-cell table:style-name="ce2" table:formula="of:=100+[.G2]" office:value-type="float" office:value="401" calcext:value-type="float">
            <text:p>401</text:p>
          </table:table-cell>
          <table:table-cell table:style-name="ce6" office:value-type="float" office:value="0" calcext:value-type="float">
            <text:p>0</text:p>
          </table:table-cell>
          <table:table-cell table:style-name="ce1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[.A3]+100" office:value-type="float" office:value="102" calcext:value-type="float">
            <text:p>102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100+[.C3]" office:value-type="float" office:value="202" calcext:value-type="float">
            <text:p>202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E3]" office:value-type="float" office:value="302" calcext:value-type="float">
            <text:p>302</text:p>
          </table:table-cell>
          <table:table-cell table:style-name="ce16" office:value-type="float" office:value="0" calcext:value-type="float">
            <text:p>0</text:p>
          </table:table-cell>
          <table:table-cell table:style-name="ce2" table:formula="of:=100+[.G3]" office:value-type="float" office:value="402" calcext:value-type="float">
            <text:p>402</text:p>
          </table:table-cell>
          <table:table-cell table:style-name="ce6" office:value-type="float" office:value="1" calcext:value-type="float">
            <text:p>1</text:p>
          </table:table-cell>
          <table:table-cell table:style-name="ce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33" calcext:value-type="float">
            <text:p>33</text:p>
          </table:table-cell>
          <table:table-cell table:style-name="ce6" table:formula="of:=[.A4]+100" office:value-type="float" office:value="103" calcext:value-type="float">
            <text:p>10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formula="of:=100+[.C4]" office:value-type="float" office:value="203" calcext:value-type="float">
            <text:p>203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E4]" office:value-type="float" office:value="303" calcext:value-type="float">
            <text:p>303</text:p>
          </table:table-cell>
          <table:table-cell table:style-name="ce16" office:value-type="float" office:value="0" calcext:value-type="float">
            <text:p>0</text:p>
          </table:table-cell>
          <table:table-cell table:style-name="ce2" table:formula="of:=100+[.G4]" office:value-type="float" office:value="403" calcext:value-type="float">
            <text:p>403</text:p>
          </table:table-cell>
          <table:table-cell table:style-name="ce6" office:value-type="float" office:value="270" calcext:value-type="float">
            <text:p>270</text:p>
          </table:table-cell>
          <table:table-cell table:style-name="ce1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82" calcext:value-type="float">
            <text:p>82</text:p>
          </table:table-cell>
          <table:table-cell table:style-name="ce6" table:formula="of:=[.A5]+100" office:value-type="float" office:value="104" calcext:value-type="float">
            <text:p>104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100+[.C5]" office:value-type="float" office:value="204" calcext:value-type="float">
            <text:p>204</text:p>
          </table:table-cell>
          <table:table-cell table:style-name="ce7" office:value-type="float" office:value="9" calcext:value-type="float">
            <text:p>9</text:p>
          </table:table-cell>
          <table:table-cell table:style-name="ce9" table:formula="of:=100+[.E5]" office:value-type="float" office:value="304" calcext:value-type="float">
            <text:p>304</text:p>
          </table:table-cell>
          <table:table-cell table:style-name="ce16" office:value-type="float" office:value="0" calcext:value-type="float">
            <text:p>0</text:p>
          </table:table-cell>
          <table:table-cell table:style-name="ce2" table:formula="of:=100+[.G5]" office:value-type="float" office:value="404" calcext:value-type="float">
            <text:p>404</text:p>
          </table:table-cell>
          <table:table-cell table:style-name="ce6" office:value-type="float" office:value="0" calcext:value-type="float">
            <text:p>0</text:p>
          </table:table-cell>
          <table:table-cell table:style-name="ce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6" table:formula="of:=[.A6]+100" office:value-type="float" office:value="105" calcext:value-type="float">
            <text:p>105</text:p>
          </table:table-cell>
          <table:table-cell table:style-name="ce8" office:value-type="float" office:value="145" calcext:value-type="float">
            <text:p>145</text:p>
          </table:table-cell>
          <table:table-cell table:style-name="ce10" table:formula="of:=100+[.C6]" office:value-type="float" office:value="205" calcext:value-type="float">
            <text:p>205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E6]" office:value-type="float" office:value="305" calcext:value-type="float">
            <text:p>305</text:p>
          </table:table-cell>
          <table:table-cell table:style-name="ce16" office:value-type="float" office:value="0" calcext:value-type="float">
            <text:p>0</text:p>
          </table:table-cell>
          <table:table-cell table:style-name="ce2" table:formula="of:=100+[.G6]" office:value-type="float" office:value="405" calcext:value-type="float">
            <text:p>405</text:p>
          </table:table-cell>
          <table:table-cell table:style-name="ce6" office:value-type="float" office:value="1" calcext:value-type="float">
            <text:p>1</text:p>
          </table:table-cell>
          <table:table-cell table:style-name="ce1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[.A7]+100" office:value-type="float" office:value="106" calcext:value-type="float">
            <text:p>106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100+[.C7]" office:value-type="float" office:value="206" calcext:value-type="float">
            <text:p>206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E7]" office:value-type="float" office:value="306" calcext:value-type="float">
            <text:p>306</text:p>
          </table:table-cell>
          <table:table-cell table:style-name="ce16" office:value-type="float" office:value="0" calcext:value-type="float">
            <text:p>0</text:p>
          </table:table-cell>
          <table:table-cell table:style-name="ce2" table:formula="of:=100+[.G7]" office:value-type="float" office:value="406" calcext:value-type="float">
            <text:p>406</text:p>
          </table:table-cell>
          <table:table-cell table:style-name="ce6" office:value-type="float" office:value="40" calcext:value-type="float">
            <text:p>40</text:p>
          </table:table-cell>
          <table:table-cell table:style-name="ce1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[.A8]+100" office:value-type="float" office:value="107" calcext:value-type="float">
            <text:p>107</text:p>
          </table:table-cell>
          <table:table-cell table:style-name="ce9" office:value-type="float" office:value="19" calcext:value-type="float">
            <text:p>19</text:p>
          </table:table-cell>
          <table:table-cell table:style-name="ce10" table:formula="of:=100+[.C8]" office:value-type="float" office:value="207" calcext:value-type="float">
            <text:p>207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E8]" office:value-type="float" office:value="307" calcext:value-type="float">
            <text:p>307</text:p>
          </table:table-cell>
          <table:table-cell table:style-name="ce16" office:value-type="float" office:value="0" calcext:value-type="float">
            <text:p>0</text:p>
          </table:table-cell>
          <table:table-cell table:style-name="ce2" table:formula="of:=100+[.G8]" office:value-type="float" office:value="407" calcext:value-type="float">
            <text:p>407</text:p>
          </table:table-cell>
          <table:table-cell table:style-name="ce6" office:value-type="float" office:value="0" calcext:value-type="float">
            <text:p>0</text:p>
          </table:table-cell>
          <table:table-cell table:style-name="ce1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[.A9]+100" office:value-type="float" office:value="108" calcext:value-type="float">
            <text:p>108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00+[.C9]" office:value-type="float" office:value="208" calcext:value-type="float">
            <text:p>208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E9]" office:value-type="float" office:value="308" calcext:value-type="float">
            <text:p>308</text:p>
          </table:table-cell>
          <table:table-cell table:style-name="ce16" office:value-type="float" office:value="0" calcext:value-type="float">
            <text:p>0</text:p>
          </table:table-cell>
          <table:table-cell table:style-name="ce2" table:formula="of:=100+[.G9]" office:value-type="float" office:value="408" calcext:value-type="float">
            <text:p>408</text:p>
          </table:table-cell>
          <table:table-cell table:style-name="ce6" office:value-type="float" office:value="0" calcext:value-type="float">
            <text:p>0</text:p>
          </table:table-cell>
          <table:table-cell table:style-name="ce1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[.A10]+100" office:value-type="float" office:value="109" calcext:value-type="float">
            <text:p>109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00+[.C10]" office:value-type="float" office:value="209" calcext:value-type="float">
            <text:p>209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100+[.E10]" office:value-type="float" office:value="309" calcext:value-type="float">
            <text:p>309</text:p>
          </table:table-cell>
          <table:table-cell table:style-name="ce16" office:value-type="float" office:value="20" calcext:value-type="float">
            <text:p>20</text:p>
          </table:table-cell>
          <table:table-cell table:style-name="ce2" table:formula="of:=100+[.G10]" office:value-type="float" office:value="409" calcext:value-type="float">
            <text:p>409</text:p>
          </table:table-cell>
          <table:table-cell table:style-name="ce6" office:value-type="float" office:value="0" calcext:value-type="float">
            <text:p>0</text:p>
          </table:table-cell>
          <table:table-cell table:style-name="ce1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[.A11]+100" office:value-type="float" office:value="110" calcext:value-type="float">
            <text:p>11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00+[.C11]" office:value-type="float" office:value="210" calcext:value-type="float">
            <text:p>210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E11]" office:value-type="float" office:value="310" calcext:value-type="float">
            <text:p>310</text:p>
          </table:table-cell>
          <table:table-cell table:style-name="ce16" office:value-type="float" office:value="0" calcext:value-type="float">
            <text:p>0</text:p>
          </table:table-cell>
          <table:table-cell table:style-name="ce2" table:formula="of:=100+[.G11]" office:value-type="float" office:value="410" calcext:value-type="float">
            <text:p>410</text:p>
          </table:table-cell>
          <table:table-cell table:style-name="ce6" office:value-type="float" office:value="0" calcext:value-type="float">
            <text:p>0</text:p>
          </table:table-cell>
          <table:table-cell table:style-name="ce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7" table:formula="of:=[.A12]+100" office:value-type="float" office:value="111" calcext:value-type="float">
            <text:p>111</text:p>
          </table:table-cell>
          <table:table-cell table:style-name="ce10" office:value-type="float" office:value="0" calcext:value-type="float">
            <text:p>0</text:p>
          </table:table-cell>
          <table:table-cell table:style-name="ce9" table:formula="of:=100+[.C12]"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table:style-name="ce10" table:formula="of:=100+[.E12]" office:value-type="float" office:value="311" calcext:value-type="float">
            <text:p>311</text:p>
          </table:table-cell>
          <table:table-cell table:style-name="ce7" office:value-type="float" office:value="13.5" calcext:value-type="float">
            <text:p>13.5</text:p>
          </table:table-cell>
          <table:table-cell table:style-name="ce9" table:formula="of:=100+[.G12]" office:value-type="float" office:value="411" calcext:value-type="float">
            <text:p>41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" table:formula="of:=[.A13]+100" office:value-type="float" office:value="112" calcext:value-type="float">
            <text:p>112</text:p>
          </table:table-cell>
          <table:table-cell table:style-name="ce10" office:value-type="float" office:value="2" calcext:value-type="float">
            <text:p>2</text:p>
          </table:table-cell>
          <table:table-cell table:style-name="ce9" table:formula="of:=100+[.C13]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style-name="ce10" table:formula="of:=100+[.E13]" office:value-type="float" office:value="312" calcext:value-type="float">
            <text:p>312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100+[.G13]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style-name="ce7" table:formula="of:=[.A14]+100" office:value-type="float" office:value="113" calcext:value-type="float">
            <text:p>113</text:p>
          </table:table-cell>
          <table:table-cell table:style-name="ce10" office:value-type="float" office:value="0" calcext:value-type="float">
            <text:p>0</text:p>
          </table:table-cell>
          <table:table-cell table:style-name="ce9" table:formula="of:=100+[.C14]"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style-name="ce10" table:formula="of:=100+[.E14]" office:value-type="float" office:value="313" calcext:value-type="float">
            <text:p>313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G14]"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style-name="ce7" table:formula="of:=[.A15]+100" office:value-type="float" office:value="114" calcext:value-type="float">
            <text:p>114</text:p>
          </table:table-cell>
          <table:table-cell table:style-name="ce10" office:value-type="float" office:value="0" calcext:value-type="float">
            <text:p>0</text:p>
          </table:table-cell>
          <table:table-cell table:style-name="ce9" table:formula="of:=100+[.C15]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style-name="ce10" table:formula="of:=100+[.E15]" office:value-type="float" office:value="314" calcext:value-type="float">
            <text:p>314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G15]"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7" table:formula="of:=[.A16]+100" office:value-type="float" office:value="115" calcext:value-type="float">
            <text:p>115</text:p>
          </table:table-cell>
          <table:table-cell table:style-name="ce11" office:value-type="float" office:value="1050" calcext:value-type="float">
            <text:p>1050</text:p>
          </table:table-cell>
          <table:table-cell table:style-name="ce9" table:formula="of:=100+[.C16]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style-name="ce10" table:formula="of:=100+[.E16]" office:value-type="float" office:value="315" calcext:value-type="float">
            <text:p>315</text:p>
          </table:table-cell>
          <table:table-cell table:style-name="ce7" office:value-type="float" office:value="16" calcext:value-type="float">
            <text:p>16</text:p>
          </table:table-cell>
          <table:table-cell table:style-name="ce9" table:formula="of:=100+[.G16]"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6" table:formula="of:=[.A17]+100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style-name="ce9" table:formula="of:=100+[.C17]"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style-name="ce10" table:formula="of:=100+[.E17]" office:value-type="float" office:value="316" calcext:value-type="float">
            <text:p>316</text:p>
          </table:table-cell>
          <table:table-cell table:style-name="ce7" office:value-type="float" office:value="22" calcext:value-type="float">
            <text:p>22</text:p>
          </table:table-cell>
          <table:table-cell table:style-name="ce9" table:formula="of:=100+[.G17]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6" table:formula="of:=[.A18]+100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style-name="ce9" table:formula="of:=100+[.C18]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style-name="ce10" table:formula="of:=100+[.E18]" office:value-type="float" office:value="317" calcext:value-type="float">
            <text:p>317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G18]"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style-name="ce6" table:formula="of:=[.A19]+100"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style-name="ce9" table:formula="of:=100+[.C19]"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style-name="ce10" table:formula="of:=100+[.E19]" office:value-type="float" office:value="318" calcext:value-type="float">
            <text:p>318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G19]"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6" table:formula="of:=[.A20]+100"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style-name="ce9" table:formula="of:=100+[.C20]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style-name="ce10" table:formula="of:=100+[.E20]" office:value-type="float" office:value="319" calcext:value-type="float">
            <text:p>319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G20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6" table:formula="of:=[.A21]+100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9" table:formula="of:=100+[.C21]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style-name="ce10" table:formula="of:=100+[.E21]" office:value-type="float" office:value="320" calcext:value-type="float">
            <text:p>320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G21]"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50" calcext:value-type="float">
            <text:p>250</text:p>
          </table:table-cell>
          <table:table-cell table:style-name="ce7" table:formula="of:=[.A22]+100" office:value-type="float" office:value="121" calcext:value-type="float">
            <text:p>121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100+[.C22]" office:value-type="float" office:value="221" calcext:value-type="float">
            <text:p>221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E22]" office:value-type="float" office:value="321" calcext:value-type="float">
            <text:p>321</text:p>
          </table:table-cell>
          <table:table-cell table:style-name="ce16" office:value-type="float" office:value="0" calcext:value-type="float">
            <text:p>0</text:p>
          </table:table-cell>
          <table:table-cell table:style-name="ce2" table:formula="of:=100+[.G22]" office:value-type="float" office:value="421" calcext:value-type="float">
            <text:p>421</text:p>
          </table:table-cell>
          <table:table-cell table:style-name="ce6" office:value-type="float" office:value="0" calcext:value-type="float">
            <text:p>0</text:p>
          </table:table-cell>
          <table:table-cell table:style-name="ce1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formula="of:=[.A23]+100" office:value-type="float" office:value="122" calcext:value-type="float">
            <text:p>12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100+[.C23]" office:value-type="float" office:value="222" calcext:value-type="float">
            <text:p>222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E23]" office:value-type="float" office:value="322" calcext:value-type="float">
            <text:p>322</text:p>
          </table:table-cell>
          <table:table-cell table:style-name="ce16" office:value-type="float" office:value="9" calcext:value-type="float">
            <text:p>9</text:p>
          </table:table-cell>
          <table:table-cell table:style-name="ce2" table:formula="of:=100+[.G23]" office:value-type="float" office:value="422" calcext:value-type="float">
            <text:p>422</text:p>
          </table:table-cell>
          <table:table-cell table:style-name="ce6" office:value-type="float" office:value="1" calcext:value-type="float">
            <text:p>1</text:p>
          </table:table-cell>
          <table:table-cell table:style-name="ce1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[.A24]+100" office:value-type="float" office:value="123" calcext:value-type="float">
            <text:p>123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100+[.C24]" office:value-type="float" office:value="223" calcext:value-type="float">
            <text:p>223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E24]" office:value-type="float" office:value="323" calcext:value-type="float">
            <text:p>323</text:p>
          </table:table-cell>
          <table:table-cell table:style-name="ce16" office:value-type="float" office:value="1" calcext:value-type="float">
            <text:p>1</text:p>
          </table:table-cell>
          <table:table-cell table:style-name="ce2" table:formula="of:=100+[.G24]" office:value-type="float" office:value="423" calcext:value-type="float">
            <text:p>423</text:p>
          </table:table-cell>
          <table:table-cell table:style-name="ce6" office:value-type="float" office:value="9" calcext:value-type="float">
            <text:p>9</text:p>
          </table:table-cell>
          <table:table-cell table:style-name="ce1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formula="of:=[.A25]+100" office:value-type="float" office:value="124" calcext:value-type="float">
            <text:p>124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100+[.C25]" office:value-type="float" office:value="224" calcext:value-type="float">
            <text:p>224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E25]" office:value-type="float" office:value="324" calcext:value-type="float">
            <text:p>324</text:p>
          </table:table-cell>
          <table:table-cell table:style-name="ce16" office:value-type="float" office:value="34" calcext:value-type="float">
            <text:p>34</text:p>
          </table:table-cell>
          <table:table-cell table:style-name="ce2" table:formula="of:=100+[.G25]" office:value-type="float" office:value="424" calcext:value-type="float">
            <text:p>424</text:p>
          </table:table-cell>
          <table:table-cell table:style-name="ce6" office:value-type="float" office:value="0" calcext:value-type="float">
            <text:p>0</text:p>
          </table:table-cell>
          <table:table-cell table:style-name="ce1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[.A26]+100" office:value-type="float" office:value="125" calcext:value-type="float">
            <text:p>125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formula="of:=100+[.C26]" office:value-type="float" office:value="225" calcext:value-type="float">
            <text:p>225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E26]" office:value-type="float" office:value="325" calcext:value-type="float">
            <text:p>325</text:p>
          </table:table-cell>
          <table:table-cell table:style-name="ce16" office:value-type="float" office:value="1" calcext:value-type="float">
            <text:p>1</text:p>
          </table:table-cell>
          <table:table-cell table:style-name="ce2" table:formula="of:=100+[.G26]" office:value-type="float" office:value="425" calcext:value-type="float">
            <text:p>425</text:p>
          </table:table-cell>
          <table:table-cell table:style-name="ce6" office:value-type="float" office:value="0" calcext:value-type="float">
            <text:p>0</text:p>
          </table:table-cell>
          <table:table-cell table:style-name="ce1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80" calcext:value-type="float">
            <text:p>80</text:p>
          </table:table-cell>
          <table:table-cell table:style-name="ce6" table:formula="of:=[.A27]+100" office:value-type="float" office:value="126" calcext:value-type="float">
            <text:p>126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00+[.C27]" office:value-type="float" office:value="226" calcext:value-type="float">
            <text:p>226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E27]" office:value-type="float" office:value="326" calcext:value-type="float">
            <text:p>326</text:p>
          </table:table-cell>
          <table:table-cell table:style-name="ce16" office:value-type="float" office:value="1" calcext:value-type="float">
            <text:p>1</text:p>
          </table:table-cell>
          <table:table-cell table:style-name="ce2" table:formula="of:=100+[.G27]" office:value-type="float" office:value="426" calcext:value-type="float">
            <text:p>426</text:p>
          </table:table-cell>
          <table:table-cell table:style-name="ce6" office:value-type="float" office:value="5" calcext:value-type="float">
            <text:p>5</text:p>
          </table:table-cell>
          <table:table-cell table:style-name="ce1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6" table:formula="of:=[.A28]+100" office:value-type="float" office:value="127" calcext:value-type="float">
            <text:p>127</text:p>
          </table:table-cell>
          <table:table-cell table:style-name="ce9" office:value-type="float" office:value="11" calcext:value-type="float">
            <text:p>11</text:p>
          </table:table-cell>
          <table:table-cell table:style-name="ce10" table:formula="of:=100+[.C28]" office:value-type="float" office:value="227" calcext:value-type="float">
            <text:p>227</text:p>
          </table:table-cell>
          <table:table-cell table:style-name="ce7" office:value-type="float" office:value="453" calcext:value-type="float">
            <text:p>453</text:p>
          </table:table-cell>
          <table:table-cell table:style-name="ce9" table:formula="of:=100+[.E28]" office:value-type="float" office:value="327" calcext:value-type="float">
            <text:p>327</text:p>
          </table:table-cell>
          <table:table-cell table:style-name="ce16" office:value-type="float" office:value="0" calcext:value-type="float">
            <text:p>0</text:p>
          </table:table-cell>
          <table:table-cell table:style-name="ce2" table:formula="of:=100+[.G28]" office:value-type="float" office:value="427" calcext:value-type="float">
            <text:p>427</text:p>
          </table:table-cell>
          <table:table-cell table:style-name="ce6" office:value-type="float" office:value="1" calcext:value-type="float">
            <text:p>1</text:p>
          </table:table-cell>
          <table:table-cell table:style-name="ce1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[.A29]+100" office:value-type="float" office:value="128" calcext:value-type="float">
            <text:p>128</text:p>
          </table:table-cell>
          <table:table-cell table:style-name="ce9" office:value-type="float" office:value="28" calcext:value-type="float">
            <text:p>28</text:p>
          </table:table-cell>
          <table:table-cell table:style-name="ce10" table:formula="of:=100+[.C29]" office:value-type="float" office:value="228" calcext:value-type="float">
            <text:p>228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100+[.E29]" office:value-type="float" office:value="328" calcext:value-type="float">
            <text:p>328</text:p>
          </table:table-cell>
          <table:table-cell table:style-name="ce16" office:value-type="float" office:value="0" calcext:value-type="float">
            <text:p>0</text:p>
          </table:table-cell>
          <table:table-cell table:style-name="ce2" table:formula="of:=100+[.G29]" office:value-type="float" office:value="428" calcext:value-type="float">
            <text:p>428</text:p>
          </table:table-cell>
          <table:table-cell table:style-name="ce6" office:value-type="float" office:value="63" calcext:value-type="float">
            <text:p>63</text:p>
          </table:table-cell>
          <table:table-cell table:style-name="ce1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" calcext:value-type="float">
            <text:p>9</text:p>
          </table:table-cell>
          <table:table-cell table:style-name="ce6" table:formula="of:=[.A30]+100" office:value-type="float" office:value="129" calcext:value-type="float">
            <text:p>129</text:p>
          </table:table-cell>
          <table:table-cell table:style-name="ce9" office:value-type="float" office:value="23" calcext:value-type="float">
            <text:p>23</text:p>
          </table:table-cell>
          <table:table-cell table:style-name="ce10" table:formula="of:=100+[.C30]" office:value-type="float" office:value="229" calcext:value-type="float">
            <text:p>229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E30]" office:value-type="float" office:value="329" calcext:value-type="float">
            <text:p>329</text:p>
          </table:table-cell>
          <table:table-cell table:style-name="ce16" office:value-type="float" office:value="0" calcext:value-type="float">
            <text:p>0</text:p>
          </table:table-cell>
          <table:table-cell table:style-name="ce2" table:formula="of:=100+[.G30]" office:value-type="float" office:value="429" calcext:value-type="float">
            <text:p>429</text:p>
          </table:table-cell>
          <table:table-cell table:style-name="ce6" office:value-type="float" office:value="0" calcext:value-type="float">
            <text:p>0</text:p>
          </table:table-cell>
          <table:table-cell table:style-name="ce1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formula="of:=[.A31]+100" office:value-type="float" office:value="130" calcext:value-type="float">
            <text:p>13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00+[.C31]" office:value-type="float" office:value="230" calcext:value-type="float">
            <text:p>230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E31]" office:value-type="float" office:value="330" calcext:value-type="float">
            <text:p>330</text:p>
          </table:table-cell>
          <table:table-cell table:style-name="ce16" office:value-type="float" office:value="0" calcext:value-type="float">
            <text:p>0</text:p>
          </table:table-cell>
          <table:table-cell table:style-name="ce2" table:formula="of:=100+[.G31]" office:value-type="float" office:value="430" calcext:value-type="float">
            <text:p>430</text:p>
          </table:table-cell>
          <table:table-cell table:style-name="ce6" office:value-type="float" office:value="0" calcext:value-type="float">
            <text:p>0</text:p>
          </table:table-cell>
          <table:table-cell table:style-name="ce1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7" table:formula="of:=[.A32]+100" office:value-type="float" office:value="131" calcext:value-type="float">
            <text:p>131</text:p>
          </table:table-cell>
          <table:table-cell table:style-name="ce10" office:value-type="float" office:value="0" calcext:value-type="float">
            <text:p>0</text:p>
          </table:table-cell>
          <table:table-cell table:style-name="ce9" table:formula="of:=100+[.C32]"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style-name="ce10" table:formula="of:=100+[.E32]" office:value-type="float" office:value="331" calcext:value-type="float">
            <text:p>331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G32]"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table:style-name="ce7" table:formula="of:=[.A33]+100" office:value-type="float" office:value="132" calcext:value-type="float">
            <text:p>132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formula="of:=100+[.C33]"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table:style-name="ce10" table:formula="of:=100+[.E33]" office:value-type="float" office:value="332" calcext:value-type="float">
            <text:p>332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G33]"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7" table:formula="of:=[.A34]+100" office:value-type="float" office:value="133" calcext:value-type="float">
            <text:p>133</text:p>
          </table:table-cell>
          <table:table-cell table:style-name="ce10" office:value-type="float" office:value="0" calcext:value-type="float">
            <text:p>0</text:p>
          </table:table-cell>
          <table:table-cell table:style-name="ce9" table:formula="of:=100+[.C34]" office:value-type="float" office:value="233" calcext:value-type="float">
            <text:p>233</text:p>
          </table:table-cell>
          <table:table-cell office:value-type="float" office:value="339" calcext:value-type="float">
            <text:p>339</text:p>
          </table:table-cell>
          <table:table-cell table:style-name="ce10" table:formula="of:=100+[.E34]" office:value-type="float" office:value="333" calcext:value-type="float">
            <text:p>333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G34]"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7" table:formula="of:=[.A35]+100" office:value-type="float" office:value="134" calcext:value-type="float">
            <text:p>134</text:p>
          </table:table-cell>
          <table:table-cell table:style-name="ce10" office:value-type="float" office:value="14" calcext:value-type="float">
            <text:p>14</text:p>
          </table:table-cell>
          <table:table-cell table:style-name="ce9" table:formula="of:=100+[.C35]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style-name="ce10" table:formula="of:=100+[.E35]" office:value-type="float" office:value="334" calcext:value-type="float">
            <text:p>334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G35]"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style-name="ce7" table:formula="of:=[.A36]+100" office:value-type="float" office:value="135" calcext:value-type="float">
            <text:p>135</text:p>
          </table:table-cell>
          <table:table-cell table:style-name="ce10" office:value-type="float" office:value="2" calcext:value-type="float">
            <text:p>2</text:p>
          </table:table-cell>
          <table:table-cell table:style-name="ce9" table:formula="of:=100+[.C36]"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table:style-name="ce10" table:formula="of:=100+[.E36]" office:value-type="float" office:value="335" calcext:value-type="float">
            <text:p>335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100+[.G36]"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style-name="ce6" table:formula="of:=[.A37]+100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9" table:formula="of:=100+[.C37]"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style-name="ce10" table:formula="of:=100+[.E37]" office:value-type="float" office:value="336" calcext:value-type="float">
            <text:p>336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100+[.G37]"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6" table:formula="of:=[.A38]+100"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style-name="ce9" table:formula="of:=100+[.C38]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style-name="ce10" table:formula="of:=100+[.E38]" office:value-type="float" office:value="337" calcext:value-type="float">
            <text:p>337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G38]" office:value-type="float" office:value="437" calcext:value-type="float">
            <text:p>43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style-name="ce6" table:formula="of:=[.A39]+100"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style-name="ce9" table:formula="of:=100+[.C39]"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style-name="ce10" table:formula="of:=100+[.E39]" office:value-type="float" office:value="338" calcext:value-type="float">
            <text:p>338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G39]" office:value-type="float" office:value="438" calcext:value-type="float">
            <text:p>43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6" table:formula="of:=[.A40]+100"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style-name="ce9" table:formula="of:=100+[.C40]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style-name="ce10" table:formula="of:=100+[.E40]" office:value-type="float" office:value="339" calcext:value-type="float">
            <text:p>339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100+[.G40]"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6" table:formula="of:=[.A41]+100" office:value-type="float" office:value="140" calcext:value-type="float">
            <text:p>140</text:p>
          </table:table-cell>
          <table:table-cell office:value-type="float" office:value="333" calcext:value-type="float">
            <text:p>333</text:p>
          </table:table-cell>
          <table:table-cell table:style-name="ce9" table:formula="of:=100+[.C41]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style-name="ce10" table:formula="of:=100+[.E41]" office:value-type="float" office:value="340" calcext:value-type="float">
            <text:p>340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G41]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formula="of:=[.A42]+100" office:value-type="float" office:value="141" calcext:value-type="float">
            <text:p>14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100+[.C42]" office:value-type="float" office:value="241" calcext:value-type="float">
            <text:p>241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100+[.E42]" office:value-type="float" office:value="341" calcext:value-type="float">
            <text:p>341</text:p>
          </table:table-cell>
          <table:table-cell office:value-type="float" office:value="68" calcext:value-type="float">
            <text:p>68</text:p>
          </table:table-cell>
          <table:table-cell table:style-name="ce2" table:formula="of:=100+[.G42]" office:value-type="float" office:value="441" calcext:value-type="float">
            <text:p>441</text:p>
          </table:table-cell>
          <table:table-cell table:style-name="ce6" office:value-type="float" office:value="513" calcext:value-type="float">
            <text:p>513</text:p>
          </table:table-cell>
          <table:table-cell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formula="of:=[.A43]+100" office:value-type="float" office:value="142" calcext:value-type="float">
            <text:p>14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100+[.C43]" office:value-type="float" office:value="242" calcext:value-type="float">
            <text:p>242</text:p>
          </table:table-cell>
          <table:table-cell table:style-name="ce13" office:value-type="float" office:value="1182" calcext:value-type="float">
            <text:p>1182</text:p>
          </table:table-cell>
          <table:table-cell table:style-name="ce9" table:formula="of:=100+[.E43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style-name="ce2" table:formula="of:=100+[.G43]" office:value-type="float" office:value="442" calcext:value-type="float">
            <text:p>442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[.A44]+100" office:value-type="float" office:value="143" calcext:value-type="float">
            <text:p>143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100+[.C44]" office:value-type="float" office:value="243" calcext:value-type="float">
            <text:p>243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100+[.E44]" office:value-type="float" office:value="343" calcext:value-type="float">
            <text:p>343</text:p>
          </table:table-cell>
          <table:table-cell office:value-type="float" office:value="455" calcext:value-type="float">
            <text:p>455</text:p>
          </table:table-cell>
          <table:table-cell table:style-name="ce2" table:formula="of:=100+[.G44]" office:value-type="float" office:value="443" calcext:value-type="float">
            <text:p>443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formula="of:=[.A45]+100" office:value-type="float" office:value="144" calcext:value-type="float">
            <text:p>14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100+[.C45]" office:value-type="float" office:value="244" calcext:value-type="float">
            <text:p>244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100+[.E45]"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style-name="ce2" table:formula="of:=100+[.G45]" office:value-type="float" office:value="444" calcext:value-type="float">
            <text:p>444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675" calcext:value-type="float">
            <text:p>675</text:p>
          </table:table-cell>
          <table:table-cell table:style-name="ce7" table:formula="of:=[.A46]+100" office:value-type="float" office:value="145" calcext:value-type="float">
            <text:p>14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100+[.C46]" office:value-type="float" office:value="245" calcext:value-type="float">
            <text:p>245</text:p>
          </table:table-cell>
          <table:table-cell table:style-name="ce7" office:value-type="float" office:value="485" calcext:value-type="float">
            <text:p>485</text:p>
          </table:table-cell>
          <table:table-cell table:style-name="ce9" table:formula="of:=100+[.E46]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style-name="ce2" table:formula="of:=100+[.G46]" office:value-type="float" office:value="445" calcext:value-type="float">
            <text:p>445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style-name="ce6" table:formula="of:=[.A47]+100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0" table:formula="of:=100+[.C47]" office:value-type="float" office:value="246" calcext:value-type="float">
            <text:p>246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E47]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style-name="ce2" table:formula="of:=100+[.G47]" office:value-type="float" office:value="446" calcext:value-type="float">
            <text:p>446</text:p>
          </table:table-cell>
          <table:table-cell table:style-name="ce6"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6" table:formula="of:=[.A48]+100"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table:style-name="ce10" table:formula="of:=100+[.C48]" office:value-type="float" office:value="247" calcext:value-type="float">
            <text:p>247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E48]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style-name="ce2" table:formula="of:=100+[.G48]" office:value-type="float" office:value="447" calcext:value-type="float">
            <text:p>447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6" table:formula="of:=[.A49]+100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style-name="ce10" table:formula="of:=100+[.C49]" office:value-type="float" office:value="248" calcext:value-type="float">
            <text:p>248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100+[.E49]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style-name="ce2" table:formula="of:=100+[.G49]" office:value-type="float" office:value="448" calcext:value-type="float">
            <text:p>448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6" table:formula="of:=[.A50]+100"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table:style-name="ce10" table:formula="of:=100+[.C50]" office:value-type="float" office:value="249" calcext:value-type="float">
            <text:p>249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E50]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style-name="ce2" table:formula="of:=100+[.G50]" office:value-type="float" office:value="449" calcext:value-type="float">
            <text:p>449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6" table:formula="of:=[.A51]+100" office:value-type="float" office:value="150" calcext:value-type="float">
            <text:p>150</text:p>
          </table:table-cell>
          <table:table-cell office:value-type="float" office:value="745" calcext:value-type="float">
            <text:p>745</text:p>
          </table:table-cell>
          <table:table-cell table:style-name="ce10" table:formula="of:=100+[.C51]" office:value-type="float" office:value="250" calcext:value-type="float">
            <text:p>250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E51]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style-name="ce2" table:formula="of:=100+[.G51]" office:value-type="float" office:value="450" calcext:value-type="float">
            <text:p>450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[.A52]+100" office:value-type="float" office:value="151" calcext:value-type="float">
            <text:p>151</text:p>
          </table:table-cell>
          <table:table-cell table:style-name="ce10" office:value-type="float" office:value="0" calcext:value-type="float">
            <text:p>0</text:p>
          </table:table-cell>
          <table:table-cell table:style-name="ce9" table:formula="of:=100+[.C52]"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style-name="ce10" table:formula="of:=100+[.E52]" office:value-type="float" office:value="351" calcext:value-type="float">
            <text:p>351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G52]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formula="of:=[.A53]+100" office:value-type="float" office:value="152" calcext:value-type="float">
            <text:p>152</text:p>
          </table:table-cell>
          <table:table-cell table:style-name="ce10" office:value-type="float" office:value="6" calcext:value-type="float">
            <text:p>6</text:p>
          </table:table-cell>
          <table:table-cell table:style-name="ce9" table:formula="of:=100+[.C53]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style-name="ce10" table:formula="of:=100+[.E53]" office:value-type="float" office:value="352" calcext:value-type="float">
            <text:p>352</text:p>
          </table:table-cell>
          <table:table-cell table:style-name="ce7" office:value-type="float" office:value="666" calcext:value-type="float">
            <text:p>666</text:p>
          </table:table-cell>
          <table:table-cell table:style-name="ce9" table:formula="of:=100+[.G53]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formula="of:=[.A54]+100" office:value-type="float" office:value="153" calcext:value-type="float">
            <text:p>153</text:p>
          </table:table-cell>
          <table:table-cell table:style-name="ce10" office:value-type="float" office:value="0" calcext:value-type="float">
            <text:p>0</text:p>
          </table:table-cell>
          <table:table-cell table:style-name="ce9" table:formula="of:=100+[.C54]"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style-name="ce10" table:formula="of:=100+[.E54]" office:value-type="float" office:value="353" calcext:value-type="float">
            <text:p>353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100+[.G54]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[.A55]+100" office:value-type="float" office:value="154" calcext:value-type="float">
            <text:p>154</text:p>
          </table:table-cell>
          <table:table-cell table:style-name="ce10" office:value-type="float" office:value="0" calcext:value-type="float">
            <text:p>0</text:p>
          </table:table-cell>
          <table:table-cell table:style-name="ce9" table:formula="of:=100+[.C55]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style-name="ce10" table:formula="of:=100+[.E55]" office:value-type="float" office:value="354" calcext:value-type="float">
            <text:p>354</text:p>
          </table:table-cell>
          <table:table-cell table:style-name="ce7" office:value-type="float" office:value="3" calcext:value-type="float">
            <text:p>3</text:p>
          </table:table-cell>
          <table:table-cell table:style-name="ce9" table:formula="of:=100+[.G55]" office:value-type="float" office:value="454" calcext:value-type="float">
            <text:p>45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formula="of:=[.A56]+100" office:value-type="float" office:value="155" calcext:value-type="float">
            <text:p>155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formula="of:=100+[.C56]"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table:style-name="ce10" table:formula="of:=100+[.E56]" office:value-type="float" office:value="355" calcext:value-type="float">
            <text:p>355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G56]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table:style-name="ce6" table:formula="of:=[.A57]+100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style-name="ce9" table:formula="of:=100+[.C57]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style-name="ce10" table:formula="of:=100+[.E57]" office:value-type="float" office:value="356" calcext:value-type="float">
            <text:p>356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100+[.G57]"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6" table:formula="of:=[.A58]+100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style-name="ce9" table:formula="of:=100+[.C58]"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  <table:table-cell table:style-name="ce10" table:formula="of:=100+[.E58]" office:value-type="float" office:value="357" calcext:value-type="float">
            <text:p>357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G58]"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65" calcext:value-type="float">
            <text:p>565</text:p>
          </table:table-cell>
          <table:table-cell table:style-name="ce6" table:formula="of:=[.A59]+100" office:value-type="float" office:value="158" calcext:value-type="float">
            <text:p>158</text:p>
          </table:table-cell>
          <table:table-cell office:value-type="float" office:value="111" calcext:value-type="float">
            <text:p>111</text:p>
          </table:table-cell>
          <table:table-cell table:style-name="ce9" table:formula="of:=100+[.C59]"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style-name="ce10" table:formula="of:=100+[.E59]" office:value-type="float" office:value="358" calcext:value-type="float">
            <text:p>358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100+[.G59]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style-name="ce6" table:formula="of:=[.A60]+100"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style-name="ce9" table:formula="of:=100+[.C60]" office:value-type="float" office:value="259" calcext:value-type="float">
            <text:p>259</text:p>
          </table:table-cell>
          <table:table-cell table:style-name="ce14" office:value-type="float" office:value="3195" calcext:value-type="float">
            <text:p>3195</text:p>
          </table:table-cell>
          <table:table-cell table:style-name="ce10" table:formula="of:=100+[.E60]" office:value-type="float" office:value="359" calcext:value-type="float">
            <text:p>359</text:p>
          </table:table-cell>
          <table:table-cell table:style-name="ce7" office:value-type="float" office:value="18" calcext:value-type="float">
            <text:p>18</text:p>
          </table:table-cell>
          <table:table-cell table:style-name="ce9" table:formula="of:=100+[.G60]"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6" table:formula="of:=[.A61]+100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style-name="ce9" table:formula="of:=100+[.C61]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style-name="ce10" table:formula="of:=100+[.E61]" office:value-type="float" office:value="360" calcext:value-type="float">
            <text:p>360</text:p>
          </table:table-cell>
          <table:table-cell table:style-name="ce7" office:value-type="float" office:value="85" calcext:value-type="float">
            <text:p>85</text:p>
          </table:table-cell>
          <table:table-cell table:style-name="ce9" table:formula="of:=100+[.G61]" office:value-type="float" office:value="460" calcext:value-type="float">
            <text:p>46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25" calcext:value-type="float">
            <text:p>25</text:p>
          </table:table-cell>
          <table:table-cell table:style-name="ce7" table:formula="of:=[.A62]+100" office:value-type="float" office:value="161" calcext:value-type="float">
            <text:p>16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100+[.C62]" office:value-type="float" office:value="261" calcext:value-type="float">
            <text:p>261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100+[.E62]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style-name="ce2" table:formula="of:=100+[.G62]" office:value-type="float" office:value="461" calcext:value-type="float">
            <text:p>461</text:p>
          </table:table-cell>
          <table:table-cell table:style-name="ce6" office:value-type="float" office:value="102" calcext:value-type="float">
            <text:p>102</text:p>
          </table:table-cell>
          <table:table-cell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formula="of:=[.A63]+100" office:value-type="float" office:value="162" calcext:value-type="float">
            <text:p>16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100+[.C63]" office:value-type="float" office:value="262" calcext:value-type="float">
            <text:p>262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E63]" office:value-type="float" office:value="362" calcext:value-type="float">
            <text:p>362</text:p>
          </table:table-cell>
          <table:table-cell office:value-type="float" office:value="33" calcext:value-type="float">
            <text:p>33</text:p>
          </table:table-cell>
          <table:table-cell table:style-name="ce2" table:formula="of:=100+[.G63]" office:value-type="float" office:value="462" calcext:value-type="float">
            <text:p>462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[.A64]+100" office:value-type="float" office:value="163" calcext:value-type="float">
            <text:p>163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100+[.C64]" office:value-type="float" office:value="263" calcext:value-type="float">
            <text:p>263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100+[.E64]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style-name="ce2" table:formula="of:=100+[.G64]" office:value-type="float" office:value="463" calcext:value-type="float">
            <text:p>463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[.A65]+100" office:value-type="float" office:value="164" calcext:value-type="float">
            <text:p>164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100+[.C65]" office:value-type="float" office:value="264" calcext:value-type="float">
            <text:p>264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E65]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style-name="ce2" table:formula="of:=100+[.G65]" office:value-type="float" office:value="464" calcext:value-type="float">
            <text:p>464</text:p>
          </table:table-cell>
          <table:table-cell table:style-name="ce6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4" calcext:value-type="float">
            <text:p>4</text:p>
          </table:table-cell>
          <table:table-cell table:style-name="ce7" table:formula="of:=[.A66]+100" office:value-type="float" office:value="165" calcext:value-type="float">
            <text:p>16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100+[.C66]" office:value-type="float" office:value="265" calcext:value-type="float">
            <text:p>265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E66]"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style-name="ce2" table:formula="of:=100+[.G66]" office:value-type="float" office:value="465" calcext:value-type="float">
            <text:p>465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6" table:formula="of:=[.A67]+100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style-name="ce10" table:formula="of:=100+[.C67]" office:value-type="float" office:value="266" calcext:value-type="float">
            <text:p>266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100+[.E67]" office:value-type="float" office:value="366" calcext:value-type="float">
            <text:p>366</text:p>
          </table:table-cell>
          <table:table-cell office:value-type="float" office:value="7.5" calcext:value-type="float">
            <text:p>7.5</text:p>
          </table:table-cell>
          <table:table-cell table:style-name="ce2" table:formula="of:=100+[.G67]" office:value-type="float" office:value="466" calcext:value-type="float">
            <text:p>466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6" table:formula="of:=[.A68]+100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style-name="ce10" table:formula="of:=100+[.C68]" office:value-type="float" office:value="267" calcext:value-type="float">
            <text:p>267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E68]" office:value-type="float" office:value="367" calcext:value-type="float">
            <text:p>367</text:p>
          </table:table-cell>
          <table:table-cell office:value-type="float" office:value="80" calcext:value-type="float">
            <text:p>80</text:p>
          </table:table-cell>
          <table:table-cell table:style-name="ce2" table:formula="of:=100+[.G68]" office:value-type="float" office:value="467" calcext:value-type="float">
            <text:p>467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6" table:formula="of:=[.A69]+100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style-name="ce10" table:formula="of:=100+[.C69]" office:value-type="float" office:value="268" calcext:value-type="float">
            <text:p>268</text:p>
          </table:table-cell>
          <table:table-cell table:style-name="ce7" office:value-type="float" office:value="4.5" calcext:value-type="float">
            <text:p>4.5</text:p>
          </table:table-cell>
          <table:table-cell table:style-name="ce9" table:formula="of:=100+[.E69]"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style-name="ce2" table:formula="of:=100+[.G69]" office:value-type="float" office:value="468" calcext:value-type="float">
            <text:p>468</text:p>
          </table:table-cell>
          <table:table-cell table:style-name="ce6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6" table:formula="of:=[.A70]+100" office:value-type="float" office:value="169" calcext:value-type="float">
            <text:p>169</text:p>
          </table:table-cell>
          <table:table-cell office:value-type="float" office:value="118" calcext:value-type="float">
            <text:p>118</text:p>
          </table:table-cell>
          <table:table-cell table:style-name="ce10" table:formula="of:=100+[.C70]" office:value-type="float" office:value="269" calcext:value-type="float">
            <text:p>269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100+[.E70]"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table:style-name="ce2" table:formula="of:=100+[.G70]" office:value-type="float" office:value="469" calcext:value-type="float">
            <text:p>469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6" table:formula="of:=[.A71]+100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style-name="ce10" table:formula="of:=100+[.C71]" office:value-type="float" office:value="270" calcext:value-type="float">
            <text:p>270</text:p>
          </table:table-cell>
          <table:table-cell table:style-name="ce7" office:value-type="float" office:value="11" calcext:value-type="float">
            <text:p>11</text:p>
          </table:table-cell>
          <table:table-cell table:style-name="ce9" table:formula="of:=100+[.E71]"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table:style-name="ce2" table:formula="of:=100+[.G71]" office:value-type="float" office:value="470" calcext:value-type="float">
            <text:p>470</text:p>
          </table:table-cell>
          <table:table-cell table:style-name="ce6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formula="of:=[.A72]+100" office:value-type="float" office:value="171" calcext:value-type="float">
            <text:p>171</text:p>
          </table:table-cell>
          <table:table-cell table:style-name="ce10" office:value-type="float" office:value="0" calcext:value-type="float">
            <text:p>0</text:p>
          </table:table-cell>
          <table:table-cell table:style-name="ce9" table:formula="of:=100+[.C72]"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style-name="ce2" table:formula="of:=100+[.E72]" office:value-type="float" office:value="371" calcext:value-type="float">
            <text:p>371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100+[.G72]"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[.A73]+100" office:value-type="float" office:value="172" calcext:value-type="float">
            <text:p>172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formula="of:=100+[.C73]"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style-name="ce2" table:formula="of:=100+[.E73]" office:value-type="float" office:value="372" calcext:value-type="float">
            <text:p>372</text:p>
          </table:table-cell>
          <table:table-cell table:style-name="ce6" office:value-type="float" office:value="32" calcext:value-type="float">
            <text:p>32</text:p>
          </table:table-cell>
          <table:table-cell table:style-name="ce9" table:formula="of:=100+[.G73]" office:value-type="float" office:value="472" calcext:value-type="float">
            <text:p>47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[.A74]+100" office:value-type="float" office:value="173" calcext:value-type="float">
            <text:p>173</text:p>
          </table:table-cell>
          <table:table-cell table:style-name="ce10" office:value-type="float" office:value="2" calcext:value-type="float">
            <text:p>2</text:p>
          </table:table-cell>
          <table:table-cell table:style-name="ce9" table:formula="of:=100+[.C74]"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table:style-name="ce2" table:formula="of:=100+[.E74]" office:value-type="float" office:value="373" calcext:value-type="float">
            <text:p>373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100+[.G74]" office:value-type="float" office:value="473" calcext:value-type="float">
            <text:p>473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formula="of:=[.A75]+100" office:value-type="float" office:value="174" calcext:value-type="float">
            <text:p>174</text:p>
          </table:table-cell>
          <table:table-cell table:style-name="ce10" office:value-type="float" office:value="0" calcext:value-type="float">
            <text:p>0</text:p>
          </table:table-cell>
          <table:table-cell table:style-name="ce9" table:formula="of:=100+[.C75]" office:value-type="float" office:value="274" calcext:value-type="float">
            <text:p>274</text:p>
          </table:table-cell>
          <table:table-cell office:value-type="float" office:value="130" calcext:value-type="float">
            <text:p>130</text:p>
          </table:table-cell>
          <table:table-cell table:style-name="ce2" table:formula="of:=100+[.E75]" office:value-type="float" office:value="374" calcext:value-type="float">
            <text:p>374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100+[.G75]" office:value-type="float" office:value="474" calcext:value-type="float">
            <text:p>4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[.A76]+100" office:value-type="float" office:value="175" calcext:value-type="float">
            <text:p>175</text:p>
          </table:table-cell>
          <table:table-cell table:style-name="ce10" office:value-type="float" office:value="2" calcext:value-type="float">
            <text:p>2</text:p>
          </table:table-cell>
          <table:table-cell table:style-name="ce9" table:formula="of:=100+[.C76]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style-name="ce2" table:formula="of:=100+[.E76]" office:value-type="float" office:value="375" calcext:value-type="float">
            <text:p>375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100+[.G76]" office:value-type="float" office:value="475" calcext:value-type="float">
            <text:p>475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6" table:formula="of:=[.A77]+100" office:value-type="float" office:value="176" calcext:value-type="float">
            <text:p>176</text:p>
          </table:table-cell>
          <table:table-cell office:value-type="float" office:value="13" calcext:value-type="float">
            <text:p>13</text:p>
          </table:table-cell>
          <table:table-cell table:style-name="ce9" table:formula="of:=100+[.C77]"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 table:style-name="ce2" table:formula="of:=100+[.E77]" office:value-type="float" office:value="376" calcext:value-type="float">
            <text:p>376</text:p>
          </table:table-cell>
          <table:table-cell table:style-name="ce6" office:value-type="float" office:value="7.5" calcext:value-type="float">
            <text:p>7.5</text:p>
          </table:table-cell>
          <table:table-cell table:style-name="ce9" table:formula="of:=100+[.G77]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6" table:formula="of:=[.A78]+100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style-name="ce9" table:formula="of:=100+[.C78]"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table:style-name="ce2" table:formula="of:=100+[.E78]" office:value-type="float" office:value="377" calcext:value-type="float">
            <text:p>377</text:p>
          </table:table-cell>
          <table:table-cell table:style-name="ce6" office:value-type="float" office:value="80" calcext:value-type="float">
            <text:p>80</text:p>
          </table:table-cell>
          <table:table-cell table:style-name="ce9" table:formula="of:=100+[.G78]" office:value-type="float" office:value="477" calcext:value-type="float">
            <text:p>47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style-name="ce6" table:formula="of:=[.A79]+100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style-name="ce9" table:formula="of:=100+[.C79]"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style-name="ce2" table:formula="of:=100+[.E79]" office:value-type="float" office:value="378" calcext:value-type="float">
            <text:p>378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100+[.G79]"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table:style-name="ce6" table:formula="of:=[.A80]+100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style-name="ce9" table:formula="of:=100+[.C80]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style-name="ce2" table:formula="of:=100+[.E80]" office:value-type="float" office:value="379" calcext:value-type="float">
            <text:p>379</text:p>
          </table:table-cell>
          <table:table-cell table:style-name="ce6" office:value-type="float" office:value="6" calcext:value-type="float">
            <text:p>6</text:p>
          </table:table-cell>
          <table:table-cell table:style-name="ce9" table:formula="of:=100+[.G80]"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6" table:formula="of:=[.A81]+100"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9" table:formula="of:=100+[.C81]"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style-name="ce2" table:formula="of:=100+[.E81]" office:value-type="float" office:value="380" calcext:value-type="float">
            <text:p>380</text:p>
          </table:table-cell>
          <table:table-cell table:style-name="ce6" office:value-type="float" office:value="1.5" calcext:value-type="float">
            <text:p>1.5</text:p>
          </table:table-cell>
          <table:table-cell table:style-name="ce33" table:formula="of:=100+[.G81]" office:value-type="float" office:value="480" calcext:value-type="float">
            <text:p>480</text:p>
          </table:table-cell>
          <table:table-cell table:style-name="ce34" office:value-type="float" office:value="9894" calcext:value-type="float">
            <text:p>9894</text:p>
          </table:table-cell>
          <table:table-cell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[.A82]+100" office:value-type="float" office:value="181" calcext:value-type="float">
            <text:p>181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100+[.C82]" office:value-type="float" office:value="281" calcext:value-type="float">
            <text:p>281</text:p>
          </table:table-cell>
          <table:table-cell table:style-name="ce15" office:value-type="float" office:value="0" calcext:value-type="float">
            <text:p>0</text:p>
          </table:table-cell>
          <table:table-cell table:style-name="ce9" table:formula="of:=100+[.E82]"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style-name="ce2" table:formula="of:=100+[.G82]" office:value-type="float" office:value="481" calcext:value-type="float">
            <text:p>481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[.A83]+100" office:value-type="float" office:value="182" calcext:value-type="float">
            <text:p>182</text:p>
          </table:table-cell>
          <table:table-cell table:style-name="ce10" office:value-type="float" office:value="340" calcext:value-type="float">
            <text:p>340</text:p>
          </table:table-cell>
          <table:table-cell table:style-name="ce12" table:formula="of:=100+[.C83]" office:value-type="float" office:value="282" calcext:value-type="float">
            <text:p>282</text:p>
          </table:table-cell>
          <table:table-cell table:style-name="ce15" office:value-type="float" office:value="0" calcext:value-type="float">
            <text:p>0</text:p>
          </table:table-cell>
          <table:table-cell table:style-name="ce9" table:formula="of:=100+[.E83]" office:value-type="float" office:value="382" calcext:value-type="float">
            <text:p>382</text:p>
          </table:table-cell>
          <table:table-cell office:value-type="float" office:value="20" calcext:value-type="float">
            <text:p>20</text:p>
          </table:table-cell>
          <table:table-cell table:style-name="ce2" table:formula="of:=100+[.G83]" office:value-type="float" office:value="482" calcext:value-type="float">
            <text:p>482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float" office:value="133" calcext:value-type="float">
            <text:p>133</text:p>
          </table:table-cell>
          <table:table-cell table:style-name="ce7" table:formula="of:=[.A84]+100" office:value-type="float" office:value="183" calcext:value-type="float">
            <text:p>183</text:p>
          </table:table-cell>
          <table:table-cell table:style-name="ce10" office:value-type="float" office:value="4" calcext:value-type="float">
            <text:p>4</text:p>
          </table:table-cell>
          <table:table-cell table:style-name="ce12" table:formula="of:=100+[.C84]" office:value-type="float" office:value="283" calcext:value-type="float">
            <text:p>283</text:p>
          </table:table-cell>
          <table:table-cell table:style-name="ce15" office:value-type="float" office:value="0" calcext:value-type="float">
            <text:p>0</text:p>
          </table:table-cell>
          <table:table-cell table:style-name="ce9" table:formula="of:=100+[.E84]"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table:style-name="ce2" table:formula="of:=100+[.G84]" office:value-type="float" office:value="483" calcext:value-type="float">
            <text:p>483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[.A85]+100" office:value-type="float" office:value="184" calcext:value-type="float">
            <text:p>184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100+[.C85]" office:value-type="float" office:value="284" calcext:value-type="float">
            <text:p>284</text:p>
          </table:table-cell>
          <table:table-cell table:style-name="ce15" office:value-type="float" office:value="4" calcext:value-type="float">
            <text:p>4</text:p>
          </table:table-cell>
          <table:table-cell table:style-name="ce9" table:formula="of:=100+[.E85]"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style-name="ce2" table:formula="of:=100+[.G85]" office:value-type="float" office:value="484" calcext:value-type="float">
            <text:p>484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formula="of:=[.A86]+100" office:value-type="float" office:value="185" calcext:value-type="float">
            <text:p>185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100+[.C86]" office:value-type="float" office:value="285" calcext:value-type="float">
            <text:p>285</text:p>
          </table:table-cell>
          <table:table-cell table:style-name="ce15" office:value-type="float" office:value="85" calcext:value-type="float">
            <text:p>85</text:p>
          </table:table-cell>
          <table:table-cell table:style-name="ce9" table:formula="of:=100+[.E86]" office:value-type="float" office:value="385" calcext:value-type="float">
            <text:p>385</text:p>
          </table:table-cell>
          <table:table-cell office:value-type="float" office:value="35" calcext:value-type="float">
            <text:p>35</text:p>
          </table:table-cell>
          <table:table-cell table:style-name="ce2" table:formula="of:=100+[.G86]" office:value-type="float" office:value="485" calcext:value-type="float">
            <text:p>485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6" table:formula="of:=[.A87]+100" office:value-type="float" office:value="186" calcext:value-type="float">
            <text:p>186</text:p>
          </table:table-cell>
          <table:table-cell office:value-type="float" office:value="390" calcext:value-type="float">
            <text:p>390</text:p>
          </table:table-cell>
          <table:table-cell table:style-name="ce12" table:formula="of:=100+[.C87]" office:value-type="float" office:value="286" calcext:value-type="float">
            <text:p>286</text:p>
          </table:table-cell>
          <table:table-cell table:style-name="ce15" office:value-type="float" office:value="0" calcext:value-type="float">
            <text:p>0</text:p>
          </table:table-cell>
          <table:table-cell table:style-name="ce9" table:formula="of:=100+[.E87]"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 table:style-name="ce2" table:formula="of:=100+[.G87]" office:value-type="float" office:value="486" calcext:value-type="float">
            <text:p>486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style-name="ce6" table:formula="of:=[.A88]+100"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style-name="ce12" table:formula="of:=100+[.C88]" office:value-type="float" office:value="287" calcext:value-type="float">
            <text:p>287</text:p>
          </table:table-cell>
          <table:table-cell table:style-name="ce15" office:value-type="float" office:value="0" calcext:value-type="float">
            <text:p>0</text:p>
          </table:table-cell>
          <table:table-cell table:style-name="ce9" table:formula="of:=100+[.E88]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style-name="ce2" table:formula="of:=100+[.G88]" office:value-type="float" office:value="487" calcext:value-type="float">
            <text:p>487</text:p>
          </table:table-cell>
          <table:table-cell table:style-name="ce6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style-name="ce6" table:formula="of:=[.A89]+100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style-name="ce12" table:formula="of:=100+[.C89]" office:value-type="float" office:value="288" calcext:value-type="float">
            <text:p>288</text:p>
          </table:table-cell>
          <table:table-cell table:style-name="ce15" office:value-type="float" office:value="0" calcext:value-type="float">
            <text:p>0</text:p>
          </table:table-cell>
          <table:table-cell table:style-name="ce9" table:formula="of:=100+[.E89]" office:value-type="float" office:value="388" calcext:value-type="float">
            <text:p>388</text:p>
          </table:table-cell>
          <table:table-cell office:value-type="float" office:value="52" calcext:value-type="float">
            <text:p>52</text:p>
          </table:table-cell>
          <table:table-cell table:style-name="ce2" table:formula="of:=100+[.G89]" office:value-type="float" office:value="488" calcext:value-type="float">
            <text:p>488</text:p>
          </table:table-cell>
          <table:table-cell table:style-name="ce6" office:value-type="float" office:value="1.22" calcext:value-type="float">
            <text:p>1.22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table:style-name="ce6" table:formula="of:=[.A90]+100"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table:style-name="ce12" table:formula="of:=100+[.C90]" office:value-type="float" office:value="289" calcext:value-type="float">
            <text:p>289</text:p>
          </table:table-cell>
          <table:table-cell table:style-name="ce15" office:value-type="float" office:value="0" calcext:value-type="float">
            <text:p>0</text:p>
          </table:table-cell>
          <table:table-cell table:style-name="ce9" table:formula="of:=100+[.E90]" office:value-type="float" office:value="389" calcext:value-type="float">
            <text:p>389</text:p>
          </table:table-cell>
          <table:table-cell office:value-type="float" office:value="18" calcext:value-type="float">
            <text:p>18</text:p>
          </table:table-cell>
          <table:table-cell table:style-name="ce2" table:formula="of:=100+[.G90]" office:value-type="float" office:value="489" calcext:value-type="float">
            <text:p>489</text:p>
          </table:table-cell>
          <table:table-cell table:style-name="ce6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6" table:formula="of:=[.A91]+10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style-name="ce12" table:formula="of:=100+[.C91]" office:value-type="float" office:value="290" calcext:value-type="float">
            <text:p>290</text:p>
          </table:table-cell>
          <table:table-cell table:style-name="ce15" office:value-type="float" office:value="2" calcext:value-type="float">
            <text:p>2</text:p>
          </table:table-cell>
          <table:table-cell table:style-name="ce9" table:formula="of:=100+[.E91]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style-name="ce2" table:formula="of:=100+[.G91]" office:value-type="float" office:value="490" calcext:value-type="float">
            <text:p>490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formula="of:=[.A92]+100" office:value-type="float" office:value="191" calcext:value-type="float">
            <text:p>191</text:p>
          </table:table-cell>
          <table:table-cell table:style-name="ce10" office:value-type="float" office:value="0" calcext:value-type="float">
            <text:p>0</text:p>
          </table:table-cell>
          <table:table-cell table:style-name="ce9" table:formula="of:=100+[.C92]" office:value-type="float" office:value="291" calcext:value-type="float">
            <text:p>291</text:p>
          </table:table-cell>
          <table:table-cell office:value-type="float" office:value="16" calcext:value-type="float">
            <text:p>16</text:p>
          </table:table-cell>
          <table:table-cell table:style-name="ce2" table:formula="of:=100+[.E92]" office:value-type="float" office:value="391" calcext:value-type="float">
            <text:p>391</text:p>
          </table:table-cell>
          <table:table-cell table:style-name="ce6" office:value-type="float" office:value="26" calcext:value-type="float">
            <text:p>26</text:p>
          </table:table-cell>
          <table:table-cell table:style-name="ce9" table:formula="of:=100+[.G92]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formula="of:=[.A93]+100" office:value-type="float" office:value="192" calcext:value-type="float">
            <text:p>192</text:p>
          </table:table-cell>
          <table:table-cell table:style-name="ce10" office:value-type="float" office:value="0" calcext:value-type="float">
            <text:p>0</text:p>
          </table:table-cell>
          <table:table-cell table:style-name="ce9" table:formula="of:=100+[.C93]"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2" table:formula="of:=100+[.E93]" office:value-type="float" office:value="392" calcext:value-type="float">
            <text:p>392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100+[.G93]" office:value-type="float" office:value="492" calcext:value-type="float">
            <text:p>49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float" office:value="855" calcext:value-type="float">
            <text:p>855</text:p>
          </table:table-cell>
          <table:table-cell table:style-name="ce7" table:formula="of:=[.A94]+100" office:value-type="float" office:value="193" calcext:value-type="float">
            <text:p>193</text:p>
          </table:table-cell>
          <table:table-cell table:style-name="ce10" office:value-type="float" office:value="0" calcext:value-type="float">
            <text:p>0</text:p>
          </table:table-cell>
          <table:table-cell table:style-name="ce9" table:formula="of:=100+[.C94]"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style-name="ce2" table:formula="of:=100+[.E94]" office:value-type="float" office:value="393" calcext:value-type="float">
            <text:p>393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100+[.G94]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[.A95]+100" office:value-type="float" office:value="194" calcext:value-type="float">
            <text:p>194</text:p>
          </table:table-cell>
          <table:table-cell table:style-name="ce10" office:value-type="float" office:value="9" calcext:value-type="float">
            <text:p>9</text:p>
          </table:table-cell>
          <table:table-cell table:style-name="ce9" table:formula="of:=100+[.C95]"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table:style-name="ce2" table:formula="of:=100+[.E95]" office:value-type="float" office:value="394" calcext:value-type="float">
            <text:p>394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100+[.G95]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formula="of:=[.A96]+100" office:value-type="float" office:value="195" calcext:value-type="float">
            <text:p>195</text:p>
          </table:table-cell>
          <table:table-cell table:style-name="ce10" office:value-type="float" office:value="30" calcext:value-type="float">
            <text:p>30</text:p>
          </table:table-cell>
          <table:table-cell table:style-name="ce9" table:formula="of:=100+[.C96]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2" table:formula="of:=100+[.E96]" office:value-type="float" office:value="395" calcext:value-type="float">
            <text:p>395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100+[.G96]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style-name="ce6" table:formula="of:=[.A97]+100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style-name="ce9" table:formula="of:=100+[.C97]"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style-name="ce2" table:formula="of:=100+[.E97]" office:value-type="float" office:value="396" calcext:value-type="float">
            <text:p>396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100+[.G97]" office:value-type="float" office:value="496" calcext:value-type="float">
            <text:p>496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style-name="ce6" table:formula="of:=[.A98]+100"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style-name="ce9" table:formula="of:=100+[.C98]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style-name="ce2" table:formula="of:=100+[.E98]" office:value-type="float" office:value="397" calcext:value-type="float">
            <text:p>397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100+[.G98]"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6" table:formula="of:=[.A99]+100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style-name="ce9" table:formula="of:=100+[.C99]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style-name="ce2" table:formula="of:=100+[.E99]" office:value-type="float" office:value="398" calcext:value-type="float">
            <text:p>398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100+[.G99]" office:value-type="float" office:value="498" calcext:value-type="float">
            <text:p>498</text:p>
          </table:table-cell>
          <table:table-cell office:value-type="float" office:value="394" calcext:value-type="float">
            <text:p>394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style-name="ce6" table:formula="of:=[.A100]+100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style-name="ce9" table:formula="of:=100+[.C100]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style-name="ce2" table:formula="of:=100+[.E100]" office:value-type="float" office:value="399" calcext:value-type="float">
            <text:p>399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100+[.G100]" office:value-type="float" office:value="499" calcext:value-type="float">
            <text:p>49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6" table:formula="of:=[.A101]+100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9" table:formula="of:=100+[.C101]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2" table:formula="of:=100+[.E101]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100+[.G101]" office:value-type="float" office:value="500" calcext:value-type="float">
            <text:p>50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/>
          <table:table-cell table:style-name="ce5" table:formula="of:=AVERAGE([.B2:.B101])" office:value-type="float" office:value="33.12" calcext:value-type="float">
            <text:p>33.12</text:p>
          </table:table-cell>
          <table:table-cell table:style-name="ce5"/>
          <table:table-cell table:style-name="ce5" table:formula="of:=AVERAGE([.D2:.D101])" office:value-type="float" office:value="35.01" calcext:value-type="float">
            <text:p>35.01</text:p>
          </table:table-cell>
          <table:table-cell table:style-name="ce5"/>
          <table:table-cell table:style-name="ce5" table:formula="of:=AVERAGE([.F2:.F101])" office:value-type="float" office:value="61.845" calcext:value-type="float">
            <text:p>61.845</text:p>
          </table:table-cell>
          <table:table-cell table:style-name="ce5"/>
          <table:table-cell table:style-name="ce5" table:formula="of:=AVERAGE([.H2:.H101])" office:value-type="float" office:value="18.54" calcext:value-type="float">
            <text:p>18.54</text:p>
          </table:table-cell>
          <table:table-cell table:style-name="ce5"/>
          <table:table-cell table:style-name="ce5" table:formula="of:=AVERAGE([.J2:.J101])" office:value-type="float" office:value="119.5122" calcext:value-type="float">
            <text:p>119.5122</text:p>
          </table:table-cell>
          <table:table-cell/>
        </table:table-row>
        <table:table-row table:style-name="ro2" table:number-rows-repeated="1048473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>
        <table:table-column table:style-name="co7" table:visibility="collapse" table:default-cell-style-name="Default"/>
        <table:table-column table:style-name="co8" table:default-cell-style-name="ce8"/>
        <table:table-column table:style-name="co9" table:default-cell-style-name="ce2"/>
        <table:table-column table:style-name="co10" table:default-cell-style-name="ce44"/>
        <table:table-column table:style-name="co2" table:default-cell-style-name="ce3"/>
        <table:table-column table:style-name="co2" table:number-columns-repeated="29" table:default-cell-style-name="Default"/>
        <table:table-row table:style-name="ro5">
          <table:table-cell table:style-name="ce35"/>
          <table:table-cell table:style-name="ce38" office:value-type="string" calcext:value-type="string">
            <text:p>Total Hits</text:p>
          </table:table-cell>
          <table:table-cell table:style-name="ce37" office:value-type="string" calcext:value-type="string">
            <text:p>User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22" calcext:value-type="float">
            <text:p>22</text:p>
          </table:table-cell>
          <table:table-cell table:style-name="ce47" table:number-columns-repeated="29"/>
        </table:table-row>
        <table:table-row table:style-name="ro6">
          <table:table-cell table:style-name="ce36" office:value-type="string" calcext:value-type="string">
            <text:p>480 <text:s text:c="5"/>480 33844</text:p>
          </table:table-cell>
          <table:table-cell table:style-name="ce9" table:formula="of:=RIGHT([.A2];6)" office:value-type="string" office:string-value=" 33844" calcext:value-type="string">
            <text:p><text:s/>33844</text:p>
          </table:table-cell>
          <table:table-cell table:style-name="ce9" table:formula="of:=LEFT([.A2];4)" office:value-type="string" office:string-value="480 " calcext:value-type="string">
            <text:p>480 </text:p>
          </table:table-cell>
          <table:table-cell table:style-name="ce9" office:value-type="float" office:value="26" calcext:value-type="float">
            <text:p>26</text:p>
          </table:table-cell>
          <table:table-cell office:value-type="float" office:value="142" calcext:value-type="float">
            <text:p>142</text:p>
          </table:table-cell>
          <table:table-cell table:number-columns-repeated="29"/>
        </table:table-row>
        <table:table-row table:style-name="ro6">
          <table:table-cell table:style-name="ce36" office:value-type="string" calcext:value-type="string">
            <text:p>1120 <text:s text:c="3"/>1120 33071</text:p>
          </table:table-cell>
          <table:table-cell table:style-name="ce9" table:formula="of:=RIGHT([.A3];6)" office:value-type="string" office:string-value=" 33071" calcext:value-type="string">
            <text:p><text:s/>33071</text:p>
          </table:table-cell>
          <table:table-cell table:formula="of:=LEFT([.A3];4)" office:value-type="string" office:string-value="1120" calcext:value-type="string">
            <text:p>1120</text:p>
          </table:table-cell>
          <table:table-cell table:style-name="ce9"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table:number-columns-repeated="29"/>
        </table:table-row>
        <table:table-row table:style-name="ro6">
          <table:table-cell table:style-name="ce36" office:value-type="string" calcext:value-type="string">
            <text:p>1129 <text:s text:c="3"/>1129 28153</text:p>
          </table:table-cell>
          <table:table-cell table:style-name="ce9" table:formula="of:=RIGHT([.A4];6)" office:value-type="string" office:string-value=" 28153" calcext:value-type="string">
            <text:p><text:s/>28153</text:p>
          </table:table-cell>
          <table:table-cell table:style-name="ce9" table:formula="of:=LEFT([.A4];4)" office:value-type="string" office:string-value="1129" calcext:value-type="string">
            <text:p>1129</text:p>
          </table:table-cell>
          <table:table-cell table:style-name="ce9"/>
          <table:table-cell office:value-type="float" office:value="61" calcext:value-type="float">
            <text:p>61</text:p>
          </table:table-cell>
          <table:table-cell table:number-columns-repeated="29"/>
        </table:table-row>
        <table:table-row table:style-name="ro6">
          <table:table-cell table:style-name="ce36" office:value-type="string" calcext:value-type="string">
            <text:p>115 <text:s text:c="5"/>115 11003</text:p>
          </table:table-cell>
          <table:table-cell table:style-name="ce9" table:formula="of:=RIGHT([.A5];6)" office:value-type="string" office:string-value=" 11003" calcext:value-type="string">
            <text:p><text:s/>11003</text:p>
          </table:table-cell>
          <table:table-cell table:style-name="ce9" table:formula="of:=LEFT([.A5];4)" office:value-type="string" office:string-value="115 " calcext:value-type="string">
            <text:p>115 </text:p>
          </table:table-cell>
          <table:table-cell table:style-name="ce9"/>
          <table:table-cell office:value-type="float" office:value="13" calcext:value-type="float">
            <text:p>13</text:p>
          </table:table-cell>
          <table:table-cell table:number-columns-repeated="29"/>
        </table:table-row>
        <table:table-row table:style-name="ro6">
          <table:table-cell table:style-name="ce36" office:value-type="string" calcext:value-type="string">
            <text:p>805 <text:s text:c="5"/>805 10743</text:p>
          </table:table-cell>
          <table:table-cell table:style-name="ce9" table:formula="of:=RIGHT([.A6];6)" office:value-type="string" office:string-value=" 10743" calcext:value-type="string">
            <text:p><text:s/>10743</text:p>
          </table:table-cell>
          <table:table-cell table:style-name="ce9" table:formula="of:=LEFT([.A6];4)" office:value-type="string" office:string-value="805 " calcext:value-type="string">
            <text:p>805 </text:p>
          </table:table-cell>
          <table:table-cell table:style-name="ce9"/>
          <table:table-cell office:value-type="float" office:value="16" calcext:value-type="float">
            <text:p>16</text:p>
          </table:table-cell>
          <table:table-cell table:number-columns-repeated="29"/>
        </table:table-row>
        <table:table-row table:style-name="ro6">
          <table:table-cell table:style-name="ce36" office:value-type="string" calcext:value-type="string">
            <text:p>688 <text:s text:c="5"/>688 10535</text:p>
          </table:table-cell>
          <table:table-cell table:style-name="ce9" table:formula="of:=RIGHT([.A7];6)" office:value-type="string" office:string-value=" 10535" calcext:value-type="string">
            <text:p><text:s/>10535</text:p>
          </table:table-cell>
          <table:table-cell table:style-name="ce9" table:formula="of:=LEFT([.A7];4)" office:value-type="string" office:string-value="688 " calcext:value-type="string">
            <text:p>688 </text:p>
          </table:table-cell>
          <table:table-cell table:style-name="ce9"/>
          <table:table-cell office:value-type="float" office:value="33" calcext:value-type="float">
            <text:p>33</text:p>
          </table:table-cell>
          <table:table-cell table:number-columns-repeated="29"/>
        </table:table-row>
        <table:table-row table:style-name="ro6">
          <table:table-cell table:style-name="ce36" office:value-type="string" calcext:value-type="string">
            <text:p>682 <text:s text:c="5"/>682 <text:s/>9277</text:p>
          </table:table-cell>
          <table:table-cell table:style-name="ce9" table:formula="of:=RIGHT([.A8];6)" office:value-type="string" office:string-value="  9277" calcext:value-type="string">
            <text:p><text:s text:c="2"/>9277</text:p>
          </table:table-cell>
          <table:table-cell table:style-name="ce9" table:formula="of:=LEFT([.A8];4)" office:value-type="string" office:string-value="682 " calcext:value-type="string">
            <text:p>682 </text:p>
          </table:table-cell>
          <table:table-cell table:style-name="ce9"/>
          <table:table-cell office:value-type="float" office:value="8.8" calcext:value-type="float">
            <text:p>8.8</text:p>
          </table:table-cell>
          <table:table-cell table:number-columns-repeated="29"/>
        </table:table-row>
        <table:table-row table:style-name="ro6">
          <table:table-cell table:style-name="ce36" office:value-type="string" calcext:value-type="string">
            <text:p>352 <text:s text:c="5"/>352 <text:s/>8661</text:p>
          </table:table-cell>
          <table:table-cell table:style-name="ce9" table:formula="of:=RIGHT([.A9];6)" office:value-type="string" office:string-value="  8661" calcext:value-type="string">
            <text:p><text:s text:c="2"/>8661</text:p>
          </table:table-cell>
          <table:table-cell table:style-name="ce9" table:formula="of:=LEFT([.A9];4)" office:value-type="string" office:string-value="352 " calcext:value-type="string">
            <text:p>352 </text:p>
          </table:table-cell>
          <table:table-cell table:style-name="ce9"/>
          <table:table-cell office:value-type="float" office:value="6.8" calcext:value-type="float">
            <text:p>6.8</text:p>
          </table:table-cell>
          <table:table-cell table:number-columns-repeated="29"/>
        </table:table-row>
        <table:table-row table:style-name="ro6">
          <table:table-cell table:style-name="ce36" office:value-type="string" calcext:value-type="string">
            <text:p>227 <text:s text:c="5"/>227 <text:s/>8388</text:p>
          </table:table-cell>
          <table:table-cell table:style-name="ce9" table:formula="of:=RIGHT([.A10];6)" office:value-type="string" office:string-value="  8388" calcext:value-type="string">
            <text:p><text:s text:c="2"/>8388</text:p>
          </table:table-cell>
          <table:table-cell table:style-name="ce9" table:formula="of:=LEFT([.A10];4)" office:value-type="string" office:string-value="227 " calcext:value-type="string">
            <text:p>227 </text:p>
          </table:table-cell>
          <table:table-cell table:style-name="ce9"/>
          <table:table-cell office:value-type="float" office:value="15" calcext:value-type="float">
            <text:p>15</text:p>
          </table:table-cell>
          <table:table-cell table:number-columns-repeated="29"/>
        </table:table-row>
        <table:table-row table:style-name="ro6">
          <table:table-cell table:style-name="ce36" office:value-type="string" calcext:value-type="string">
            <text:p>93 <text:s text:c="7"/>93 <text:s/>7812</text:p>
          </table:table-cell>
          <table:table-cell table:style-name="ce9" table:formula="of:=RIGHT([.A11];6)" office:value-type="string" office:string-value="  7812" calcext:value-type="string">
            <text:p><text:s text:c="2"/>7812</text:p>
          </table:table-cell>
          <table:table-cell table:style-name="ce9" table:formula="of:=LEFT([.A11];4)" office:value-type="string" office:string-value="93  " calcext:value-type="string">
            <text:p>93 <text:s/></text:p>
          </table:table-cell>
          <table:table-cell table:style-name="ce9"/>
          <table:table-cell office:value-type="float" office:value="14" calcext:value-type="float">
            <text:p>14</text:p>
          </table:table-cell>
          <table:table-cell table:number-columns-repeated="29"/>
        </table:table-row>
        <table:table-row table:style-name="ro6">
          <table:table-cell table:style-name="ce36" office:value-type="string" calcext:value-type="string">
            <text:p>186 <text:s text:c="5"/>186 <text:s/>6976</text:p>
          </table:table-cell>
          <table:table-cell table:style-name="ce9" table:formula="of:=RIGHT([.A12];6)" office:value-type="string" office:string-value="  6976" calcext:value-type="string">
            <text:p><text:s text:c="2"/>6976</text:p>
          </table:table-cell>
          <table:table-cell table:style-name="ce9" table:formula="of:=LEFT([.A12];4)" office:value-type="string" office:string-value="186 " calcext:value-type="string">
            <text:p>186 </text:p>
          </table:table-cell>
          <table:table-cell table:style-name="ce9"/>
          <table:table-cell office:value-type="float" office:value="4.3" calcext:value-type="float">
            <text:p>4.3</text:p>
          </table:table-cell>
          <table:table-cell table:number-columns-repeated="29"/>
        </table:table-row>
        <table:table-row table:style-name="ro6">
          <table:table-cell table:style-name="ce36" office:value-type="string" calcext:value-type="string">
            <text:p>779 <text:s text:c="5"/>779 <text:s/>6855</text:p>
          </table:table-cell>
          <table:table-cell table:style-name="ce9" table:formula="of:=RIGHT([.A13];6)" office:value-type="string" office:string-value="  6855" calcext:value-type="string">
            <text:p><text:s text:c="2"/>6855</text:p>
          </table:table-cell>
          <table:table-cell table:style-name="ce9" table:formula="of:=LEFT([.A13];4)" office:value-type="string" office:string-value="779 " calcext:value-type="string">
            <text:p>779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140 <text:s text:c="5"/>140 <text:s/>6844</text:p>
          </table:table-cell>
          <table:table-cell table:style-name="ce9" table:formula="of:=RIGHT([.A14];6)" office:value-type="string" office:string-value="  6844" calcext:value-type="string">
            <text:p><text:s text:c="2"/>6844</text:p>
          </table:table-cell>
          <table:table-cell table:style-name="ce9" table:formula="of:=LEFT([.A14];4)" office:value-type="string" office:string-value="140 " calcext:value-type="string">
            <text:p>140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646 <text:s text:c="5"/>646 <text:s/>6751</text:p>
          </table:table-cell>
          <table:table-cell table:style-name="ce9" table:formula="of:=RIGHT([.A15];6)" office:value-type="string" office:string-value="  6751" calcext:value-type="string">
            <text:p><text:s text:c="2"/>6751</text:p>
          </table:table-cell>
          <table:table-cell table:style-name="ce9" table:formula="of:=LEFT([.A15];4)" office:value-type="string" office:string-value="646 " calcext:value-type="string">
            <text:p>646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233 <text:s text:c="5"/>233 <text:s/>6244</text:p>
          </table:table-cell>
          <table:table-cell table:style-name="ce9" table:formula="of:=RIGHT([.A16];6)" office:value-type="string" office:string-value="  6244" calcext:value-type="string">
            <text:p><text:s text:c="2"/>6244</text:p>
          </table:table-cell>
          <table:table-cell table:style-name="ce9" table:formula="of:=LEFT([.A16];4)" office:value-type="string" office:string-value="233 " calcext:value-type="string">
            <text:p>233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441 <text:s text:c="5"/>441 <text:s/>6015</text:p>
          </table:table-cell>
          <table:table-cell table:style-name="ce9" table:formula="of:=RIGHT([.A17];6)" office:value-type="string" office:string-value="  6015" calcext:value-type="string">
            <text:p><text:s text:c="2"/>6015</text:p>
          </table:table-cell>
          <table:table-cell table:style-name="ce9" table:formula="of:=LEFT([.A17];4)" office:value-type="string" office:string-value="441 " calcext:value-type="string">
            <text:p>441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894 <text:s text:c="5"/>894 <text:s/>5946</text:p>
          </table:table-cell>
          <table:table-cell table:style-name="ce9" table:formula="of:=RIGHT([.A18];6)" office:value-type="string" office:string-value="  5946" calcext:value-type="string">
            <text:p><text:s text:c="2"/>5946</text:p>
          </table:table-cell>
          <table:table-cell table:style-name="ce9" table:formula="of:=LEFT([.A18];4)" office:value-type="string" office:string-value="894 " calcext:value-type="string">
            <text:p>894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58 <text:s text:c="7"/>58 <text:s/>5895</text:p>
          </table:table-cell>
          <table:table-cell table:style-name="ce9" table:formula="of:=RIGHT([.A19];6)" office:value-type="string" office:string-value="  5895" calcext:value-type="string">
            <text:p><text:s text:c="2"/>5895</text:p>
          </table:table-cell>
          <table:table-cell table:style-name="ce9" table:formula="of:=LEFT([.A19];4)" office:value-type="string" office:string-value="58  " calcext:value-type="string">
            <text:p>58 <text:s/>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585 <text:s text:c="5"/>585 <text:s/>5881</text:p>
          </table:table-cell>
          <table:table-cell table:style-name="ce9" table:formula="of:=RIGHT([.A20];6)" office:value-type="string" office:string-value="  5881" calcext:value-type="string">
            <text:p><text:s text:c="2"/>5881</text:p>
          </table:table-cell>
          <table:table-cell table:style-name="ce9" table:formula="of:=LEFT([.A20];4)" office:value-type="string" office:string-value="585 " calcext:value-type="string">
            <text:p>585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403 <text:s text:c="5"/>403 <text:s/>5736</text:p>
          </table:table-cell>
          <table:table-cell table:style-name="ce9" table:formula="of:=RIGHT([.A21];6)" office:value-type="string" office:string-value="  5736" calcext:value-type="string">
            <text:p><text:s text:c="2"/>5736</text:p>
          </table:table-cell>
          <table:table-cell table:style-name="ce9" table:formula="of:=LEFT([.A21];4)" office:value-type="string" office:string-value="403 " calcext:value-type="string">
            <text:p>403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511 <text:s text:c="5"/>511 <text:s/>5726</text:p>
          </table:table-cell>
          <table:table-cell table:style-name="ce9" table:formula="of:=RIGHT([.A22];6)" office:value-type="string" office:string-value="  5726" calcext:value-type="string">
            <text:p><text:s text:c="2"/>5726</text:p>
          </table:table-cell>
          <table:table-cell table:style-name="ce9" table:formula="of:=LEFT([.A22];4)" office:value-type="string" office:string-value="511 " calcext:value-type="string">
            <text:p>511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1087 <text:s text:c="3"/>1087 <text:s/>5496</text:p>
          </table:table-cell>
          <table:table-cell table:style-name="ce9" table:formula="of:=RIGHT([.A23];6)" office:value-type="string" office:string-value="  5496" calcext:value-type="string">
            <text:p><text:s text:c="2"/>5496</text:p>
          </table:table-cell>
          <table:table-cell table:style-name="ce9" table:formula="of:=LEFT([.A23];4)" office:value-type="string" office:string-value="1087" calcext:value-type="string">
            <text:p>1087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259 <text:s text:c="5"/>259 <text:s/>4721</text:p>
          </table:table-cell>
          <table:table-cell table:style-name="ce9" table:formula="of:=RIGHT([.A24];6)" office:value-type="string" office:string-value="  4721" calcext:value-type="string">
            <text:p><text:s text:c="2"/>4721</text:p>
          </table:table-cell>
          <table:table-cell table:style-name="ce9" table:formula="of:=LEFT([.A24];4)" office:value-type="string" office:string-value="259 " calcext:value-type="string">
            <text:p>259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1005 <text:s text:c="3"/>1005 <text:s/>4714</text:p>
          </table:table-cell>
          <table:table-cell table:style-name="ce9" table:formula="of:=RIGHT([.A25];6)" office:value-type="string" office:string-value="  4714" calcext:value-type="string">
            <text:p><text:s text:c="2"/>4714</text:p>
          </table:table-cell>
          <table:table-cell table:style-name="ce9" table:formula="of:=LEFT([.A25];4)" office:value-type="string" office:string-value="1005" calcext:value-type="string">
            <text:p>1005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343 <text:s text:c="5"/>343 <text:s/>4668</text:p>
          </table:table-cell>
          <table:table-cell table:style-name="ce9" table:formula="of:=RIGHT([.A26];6)" office:value-type="string" office:string-value="  4668" calcext:value-type="string">
            <text:p><text:s text:c="2"/>4668</text:p>
          </table:table-cell>
          <table:table-cell table:style-name="ce9" table:formula="of:=LEFT([.A26];4)" office:value-type="string" office:string-value="343 " calcext:value-type="string">
            <text:p>343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1072 <text:s text:c="3"/>1072 <text:s/>4641</text:p>
          </table:table-cell>
          <table:table-cell table:style-name="ce9" table:formula="of:=RIGHT([.A27];6)" office:value-type="string" office:string-value="  4641" calcext:value-type="string">
            <text:p><text:s text:c="2"/>4641</text:p>
          </table:table-cell>
          <table:table-cell table:style-name="ce9" table:formula="of:=LEFT([.A27];4)" office:value-type="string" office:string-value="1072" calcext:value-type="string">
            <text:p>1072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498 <text:s text:c="5"/>498 <text:s/>4621</text:p>
          </table:table-cell>
          <table:table-cell table:style-name="ce9" table:formula="of:=RIGHT([.A28];6)" office:value-type="string" office:string-value="  4621" calcext:value-type="string">
            <text:p><text:s text:c="2"/>4621</text:p>
          </table:table-cell>
          <table:table-cell table:style-name="ce9" table:formula="of:=LEFT([.A28];4)" office:value-type="string" office:string-value="498 " calcext:value-type="string">
            <text:p>498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862 <text:s text:c="5"/>862 <text:s/>4521</text:p>
          </table:table-cell>
          <table:table-cell table:style-name="ce9" table:formula="of:=RIGHT([.A29];6)" office:value-type="string" office:string-value="  4521" calcext:value-type="string">
            <text:p><text:s text:c="2"/>4521</text:p>
          </table:table-cell>
          <table:table-cell table:style-name="ce9" table:formula="of:=LEFT([.A29];4)" office:value-type="string" office:string-value="862 " calcext:value-type="string">
            <text:p>862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798 <text:s text:c="5"/>798 <text:s/>4520</text:p>
          </table:table-cell>
          <table:table-cell table:style-name="ce9" table:formula="of:=RIGHT([.A30];6)" office:value-type="string" office:string-value="  4520" calcext:value-type="string">
            <text:p><text:s text:c="2"/>4520</text:p>
          </table:table-cell>
          <table:table-cell table:style-name="ce9" table:formula="of:=LEFT([.A30];4)" office:value-type="string" office:string-value="798 " calcext:value-type="string">
            <text:p>798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836 <text:s text:c="5"/>836 <text:s/>4501</text:p>
          </table:table-cell>
          <table:table-cell table:style-name="ce9" table:formula="of:=RIGHT([.A31];6)" office:value-type="string" office:string-value="  4501" calcext:value-type="string">
            <text:p><text:s text:c="2"/>4501</text:p>
          </table:table-cell>
          <table:table-cell table:style-name="ce9" table:formula="of:=LEFT([.A31];4)" office:value-type="string" office:string-value="836 " calcext:value-type="string">
            <text:p>836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996 <text:s text:c="5"/>996 <text:s/>4156</text:p>
          </table:table-cell>
          <table:table-cell table:style-name="ce9" table:formula="of:=RIGHT([.A32];6)" office:value-type="string" office:string-value="  4156" calcext:value-type="string">
            <text:p><text:s text:c="2"/>4156</text:p>
          </table:table-cell>
          <table:table-cell table:style-name="ce9" table:formula="of:=LEFT([.A32];4)" office:value-type="string" office:string-value="996 " calcext:value-type="string">
            <text:p>996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169 <text:s text:c="5"/>169 <text:s/>3799</text:p>
          </table:table-cell>
          <table:table-cell table:style-name="ce9" table:formula="of:=RIGHT([.A33];6)" office:value-type="string" office:string-value="  3799" calcext:value-type="string">
            <text:p><text:s text:c="2"/>3799</text:p>
          </table:table-cell>
          <table:table-cell table:style-name="ce9" table:formula="of:=LEFT([.A33];4)" office:value-type="string" office:string-value="169 " calcext:value-type="string">
            <text:p>169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678 <text:s text:c="5"/>678 <text:s/>3741</text:p>
          </table:table-cell>
          <table:table-cell table:style-name="ce9" table:formula="of:=RIGHT([.A34];6)" office:value-type="string" office:string-value="  3741" calcext:value-type="string">
            <text:p><text:s text:c="2"/>3741</text:p>
          </table:table-cell>
          <table:table-cell table:style-name="ce9" table:formula="of:=LEFT([.A34];4)" office:value-type="string" office:string-value="678 " calcext:value-type="string">
            <text:p>678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461 <text:s text:c="5"/>461 <text:s/>3699</text:p>
          </table:table-cell>
          <table:table-cell table:style-name="ce9" table:formula="of:=RIGHT([.A35];6)" office:value-type="string" office:string-value="  3699" calcext:value-type="string">
            <text:p><text:s text:c="2"/>3699</text:p>
          </table:table-cell>
          <table:table-cell table:style-name="ce9" table:formula="of:=LEFT([.A35];4)" office:value-type="string" office:string-value="461 " calcext:value-type="string">
            <text:p>461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1101 <text:s text:c="3"/>1101 <text:s/>3576</text:p>
          </table:table-cell>
          <table:table-cell table:style-name="ce9" table:formula="of:=RIGHT([.A36];6)" office:value-type="string" office:string-value="  3576" calcext:value-type="string">
            <text:p><text:s text:c="2"/>3576</text:p>
          </table:table-cell>
          <table:table-cell table:style-name="ce9" table:formula="of:=LEFT([.A36];4)" office:value-type="string" office:string-value="1101" calcext:value-type="string">
            <text:p>1101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1027 <text:s text:c="3"/>1027 <text:s/>3366</text:p>
          </table:table-cell>
          <table:table-cell table:style-name="ce9" table:formula="of:=RIGHT([.A37];6)" office:value-type="string" office:string-value="  3366" calcext:value-type="string">
            <text:p><text:s text:c="2"/>3366</text:p>
          </table:table-cell>
          <table:table-cell table:style-name="ce9" table:formula="of:=LEFT([.A37];4)" office:value-type="string" office:string-value="1027" calcext:value-type="string">
            <text:p>1027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754 <text:s text:c="5"/>754 <text:s/>3354</text:p>
          </table:table-cell>
          <table:table-cell table:style-name="ce9" table:formula="of:=RIGHT([.A38];6)" office:value-type="string" office:string-value="  3354" calcext:value-type="string">
            <text:p><text:s text:c="2"/>3354</text:p>
          </table:table-cell>
          <table:table-cell table:style-name="ce9" table:formula="of:=LEFT([.A38];4)" office:value-type="string" office:string-value="754 " calcext:value-type="string">
            <text:p>754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26 <text:s text:c="7"/>26 <text:s/>3057</text:p>
          </table:table-cell>
          <table:table-cell table:style-name="ce9" table:formula="of:=RIGHT([.A39];6)" office:value-type="string" office:string-value="  3057" calcext:value-type="string">
            <text:p><text:s text:c="2"/>3057</text:p>
          </table:table-cell>
          <table:table-cell table:style-name="ce9" table:formula="of:=LEFT([.A39];4)" office:value-type="string" office:string-value="26  " calcext:value-type="string">
            <text:p>26 <text:s/>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367 <text:s text:c="5"/>367 <text:s/>2951</text:p>
          </table:table-cell>
          <table:table-cell table:formula="of:=RIGHT([.A40];6)" office:value-type="string" office:string-value="  2951" calcext:value-type="string">
            <text:p><text:s text:c="2"/>2951</text:p>
          </table:table-cell>
          <table:table-cell table:formula="of:=LEFT([.A40];4)" office:value-type="string" office:string-value="367 " calcext:value-type="string">
            <text:p>367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566 <text:s text:c="5"/>566 <text:s/>2929</text:p>
          </table:table-cell>
          <table:table-cell table:formula="of:=RIGHT([.A41];6)" office:value-type="string" office:string-value="  2929" calcext:value-type="string">
            <text:p><text:s text:c="2"/>2929</text:p>
          </table:table-cell>
          <table:table-cell table:formula="of:=LEFT([.A41];4)" office:value-type="string" office:string-value="566 " calcext:value-type="string">
            <text:p>566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628 <text:s text:c="5"/>628 <text:s/>2906</text:p>
          </table:table-cell>
          <table:table-cell table:formula="of:=RIGHT([.A42];6)" office:value-type="string" office:string-value="  2906" calcext:value-type="string">
            <text:p><text:s text:c="2"/>2906</text:p>
          </table:table-cell>
          <table:table-cell table:formula="of:=LEFT([.A42];4)" office:value-type="string" office:string-value="628 " calcext:value-type="string">
            <text:p>628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699 <text:s text:c="5"/>699 <text:s/>2859</text:p>
          </table:table-cell>
          <table:table-cell table:formula="of:=RIGHT([.A43];6)" office:value-type="string" office:string-value="  2859" calcext:value-type="string">
            <text:p><text:s text:c="2"/>2859</text:p>
          </table:table-cell>
          <table:table-cell table:formula="of:=LEFT([.A43];4)" office:value-type="string" office:string-value="699 " calcext:value-type="string">
            <text:p>699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473 <text:s text:c="5"/>473 <text:s/>2820</text:p>
          </table:table-cell>
          <table:table-cell table:formula="of:=RIGHT([.A44];6)" office:value-type="string" office:string-value="  2820" calcext:value-type="string">
            <text:p><text:s text:c="2"/>2820</text:p>
          </table:table-cell>
          <table:table-cell table:formula="of:=LEFT([.A44];4)" office:value-type="string" office:string-value="473 " calcext:value-type="string">
            <text:p>473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1037 <text:s text:c="3"/>1037 <text:s/>2770</text:p>
          </table:table-cell>
          <table:table-cell table:formula="of:=RIGHT([.A45];6)" office:value-type="string" office:string-value="  2770" calcext:value-type="string">
            <text:p><text:s text:c="2"/>2770</text:p>
          </table:table-cell>
          <table:table-cell table:formula="of:=LEFT([.A45];4)" office:value-type="string" office:string-value="1037" calcext:value-type="string">
            <text:p>1037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150 <text:s text:c="5"/>150 <text:s/>2765</text:p>
          </table:table-cell>
          <table:table-cell table:formula="of:=RIGHT([.A46];6)" office:value-type="string" office:string-value="  2765" calcext:value-type="string">
            <text:p><text:s text:c="2"/>2765</text:p>
          </table:table-cell>
          <table:table-cell table:formula="of:=LEFT([.A46];4)" office:value-type="string" office:string-value="150 " calcext:value-type="string">
            <text:p>150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874 <text:s text:c="5"/>874 <text:s/>2760</text:p>
          </table:table-cell>
          <table:table-cell table:formula="of:=RIGHT([.A47];6)" office:value-type="string" office:string-value="  2760" calcext:value-type="string">
            <text:p><text:s text:c="2"/>2760</text:p>
          </table:table-cell>
          <table:table-cell table:formula="of:=LEFT([.A47];4)" office:value-type="string" office:string-value="874 " calcext:value-type="string">
            <text:p>874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45 <text:s text:c="7"/>45 <text:s/>2735</text:p>
          </table:table-cell>
          <table:table-cell table:formula="of:=RIGHT([.A48];6)" office:value-type="string" office:string-value="  2735" calcext:value-type="string">
            <text:p><text:s text:c="2"/>2735</text:p>
          </table:table-cell>
          <table:table-cell table:formula="of:=LEFT([.A48];4)" office:value-type="string" office:string-value="45  " calcext:value-type="string">
            <text:p>45 <text:s/>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579 <text:s text:c="5"/>579 <text:s/>2702</text:p>
          </table:table-cell>
          <table:table-cell table:formula="of:=RIGHT([.A49];6)" office:value-type="string" office:string-value="  2702" calcext:value-type="string">
            <text:p><text:s text:c="2"/>2702</text:p>
          </table:table-cell>
          <table:table-cell table:formula="of:=LEFT([.A49];4)" office:value-type="string" office:string-value="579 " calcext:value-type="string">
            <text:p>579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989 <text:s text:c="5"/>989 <text:s/>2695</text:p>
          </table:table-cell>
          <table:table-cell table:formula="of:=RIGHT([.A50];6)" office:value-type="string" office:string-value="  2695" calcext:value-type="string">
            <text:p><text:s text:c="2"/>2695</text:p>
          </table:table-cell>
          <table:table-cell table:formula="of:=LEFT([.A50];4)" office:value-type="string" office:string-value="989 " calcext:value-type="string">
            <text:p>989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917 <text:s text:c="5"/>917 <text:s/>2639</text:p>
          </table:table-cell>
          <table:table-cell table:formula="of:=RIGHT([.A51];6)" office:value-type="string" office:string-value="  2639" calcext:value-type="string">
            <text:p><text:s text:c="2"/>2639</text:p>
          </table:table-cell>
          <table:table-cell table:formula="of:=LEFT([.A51];4)" office:value-type="string" office:string-value="917 " calcext:value-type="string">
            <text:p>917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182 <text:s text:c="5"/>182 <text:s/>2464</text:p>
          </table:table-cell>
          <table:table-cell table:formula="of:=RIGHT([.A52];6)" office:value-type="string" office:string-value="  2464" calcext:value-type="string">
            <text:p><text:s text:c="2"/>2464</text:p>
          </table:table-cell>
          <table:table-cell table:style-name="ce9" table:formula="of:=LEFT([.A52];4)" office:value-type="string" office:string-value="182 " calcext:value-type="string">
            <text:p>182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550 <text:s text:c="5"/>550 <text:s/>2464</text:p>
          </table:table-cell>
          <table:table-cell table:formula="of:=RIGHT([.A53];6)" office:value-type="string" office:string-value="  2464" calcext:value-type="string">
            <text:p><text:s text:c="2"/>2464</text:p>
          </table:table-cell>
          <table:table-cell table:style-name="ce9" table:formula="of:=LEFT([.A53];4)" office:value-type="string" office:string-value="550 " calcext:value-type="string">
            <text:p>550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1085 <text:s text:c="3"/>1085 <text:s/>2331</text:p>
          </table:table-cell>
          <table:table-cell table:formula="of:=RIGHT([.A54];6)" office:value-type="string" office:string-value="  2331" calcext:value-type="string">
            <text:p><text:s text:c="2"/>2331</text:p>
          </table:table-cell>
          <table:table-cell table:style-name="ce9" table:formula="of:=LEFT([.A54];4)" office:value-type="string" office:string-value="1085" calcext:value-type="string">
            <text:p>1085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1076 <text:s text:c="3"/>1076 <text:s/>2319</text:p>
          </table:table-cell>
          <table:table-cell table:formula="of:=RIGHT([.A55];6)" office:value-type="string" office:string-value="  2319" calcext:value-type="string">
            <text:p><text:s text:c="2"/>2319</text:p>
          </table:table-cell>
          <table:table-cell table:style-name="ce9" table:formula="of:=LEFT([.A55];4)" office:value-type="string" office:string-value="1076" calcext:value-type="string">
            <text:p>1076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873 <text:s text:c="5"/>873 <text:s/>2285</text:p>
          </table:table-cell>
          <table:table-cell table:formula="of:=RIGHT([.A56];6)" office:value-type="string" office:string-value="  2285" calcext:value-type="string">
            <text:p><text:s text:c="2"/>2285</text:p>
          </table:table-cell>
          <table:table-cell table:style-name="ce9" table:formula="of:=LEFT([.A56];4)" office:value-type="string" office:string-value="873 " calcext:value-type="string">
            <text:p>873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242 <text:s text:c="5"/>242 <text:s/>2231</text:p>
          </table:table-cell>
          <table:table-cell table:formula="of:=RIGHT([.A57];6)" office:value-type="string" office:string-value="  2231" calcext:value-type="string">
            <text:p><text:s text:c="2"/>2231</text:p>
          </table:table-cell>
          <table:table-cell table:formula="of:=LEFT([.A57];4)" office:value-type="string" office:string-value="242 " calcext:value-type="string">
            <text:p>242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21 <text:s text:c="7"/>21 <text:s/>2011</text:p>
          </table:table-cell>
          <table:table-cell table:formula="of:=RIGHT([.A58];6)" office:value-type="string" office:string-value="  2011" calcext:value-type="string">
            <text:p><text:s text:c="2"/>2011</text:p>
          </table:table-cell>
          <table:table-cell table:formula="of:=LEFT([.A58];4)" office:value-type="string" office:string-value="21  " calcext:value-type="string">
            <text:p>21 <text:s/>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856 <text:s text:c="5"/>856 <text:s/>1964</text:p>
          </table:table-cell>
          <table:table-cell table:formula="of:=RIGHT([.A59];6)" office:value-type="string" office:string-value="  1964" calcext:value-type="string">
            <text:p><text:s text:c="2"/>1964</text:p>
          </table:table-cell>
          <table:table-cell table:style-name="ce9" table:formula="of:=LEFT([.A59];4)" office:value-type="string" office:string-value="856 " calcext:value-type="string">
            <text:p>856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726 <text:s text:c="5"/>726 <text:s/>1868</text:p>
          </table:table-cell>
          <table:table-cell table:formula="of:=RIGHT([.A60];6)" office:value-type="string" office:string-value="  1868" calcext:value-type="string">
            <text:p><text:s text:c="2"/>1868</text:p>
          </table:table-cell>
          <table:table-cell table:style-name="ce9" table:formula="of:=LEFT([.A60];4)" office:value-type="string" office:string-value="726 " calcext:value-type="string">
            <text:p>726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245 <text:s text:c="5"/>245 <text:s/>1498</text:p>
          </table:table-cell>
          <table:table-cell table:formula="of:=RIGHT([.A61];6)" office:value-type="string" office:string-value="  1498" calcext:value-type="string">
            <text:p><text:s text:c="2"/>1498</text:p>
          </table:table-cell>
          <table:table-cell table:style-name="ce9" table:formula="of:=LEFT([.A61];4)" office:value-type="string" office:string-value="245 " calcext:value-type="string">
            <text:p>245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892 <text:s text:c="5"/>892 <text:s/>1381</text:p>
          </table:table-cell>
          <table:table-cell table:formula="of:=RIGHT([.A62];6)" office:value-type="string" office:string-value="  1381" calcext:value-type="string">
            <text:p><text:s text:c="2"/>1381</text:p>
          </table:table-cell>
          <table:table-cell table:style-name="ce9" table:formula="of:=LEFT([.A62];4)" office:value-type="string" office:string-value="892 " calcext:value-type="string">
            <text:p>892 </text:p>
          </table:table-cell>
          <table:table-cell table:style-name="ce9"/>
          <table:table-cell table:number-columns-repeated="30"/>
        </table:table-row>
        <table:table-row table:style-name="ro6">
          <table:table-cell table:style-name="ce36" office:value-type="string" calcext:value-type="string">
            <text:p>850 <text:s text:c="5"/>850 <text:s/>1271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1044 <text:s text:c="3"/>1044 <text:s/>1270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382 <text:s text:c="5"/>382 <text:s/>1268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285 <text:s text:c="5"/>285 <text:s/>1233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641 <text:s text:c="5"/>641 <text:s/>1223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195 <text:s text:c="5"/>195 <text:s/>1216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378 <text:s text:c="5"/>378 <text:s/>1203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3 <text:s text:c="9"/>3 <text:s/>1173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428 <text:s text:c="5"/>428 <text:s/>1167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270 <text:s text:c="5"/>270 <text:s/>1156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89 <text:s text:c="7"/>89 <text:s/>1146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769 <text:s text:c="5"/>769 <text:s/>1146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851 <text:s text:c="5"/>851 <text:s/>1145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1010 <text:s text:c="3"/>1010 <text:s/>1144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176 <text:s text:c="5"/>176 <text:s/>1139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740 <text:s text:c="5"/>740 <text:s/>1135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61 <text:s text:c="7"/>61 <text:s/>1132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1091 <text:s text:c="3"/>1091 <text:s/>1129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803 <text:s text:c="5"/>803 <text:s/>1111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1036 <text:s text:c="3"/>1036 <text:s/>1096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727 <text:s text:c="5"/>727 <text:s/>1095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965 <text:s text:c="5"/>965 <text:s/>1090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673 <text:s text:c="5"/>673 <text:s/>1083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700 <text:s text:c="5"/>700 <text:s/>1072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204 <text:s text:c="5"/>204 <text:s/>1059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1054 <text:s text:c="3"/>1054 <text:s/>1031</text:p>
          </table:table-cell>
          <table:table-cell table:number-columns-repeated="33"/>
        </table:table-row>
        <table:table-row table:style-name="ro6">
          <table:table-cell table:style-name="ce36" office:value-type="string" calcext:value-type="string">
            <text:p>804 <text:s text:c="5"/>804 <text:s/>1009</text:p>
          </table:table-cell>
          <table:table-cell table:number-columns-repeated="33"/>
        </table:table-row>
        <table:table-row table:style-name="ro6" table:number-rows-repeated="1048448">
          <table:table-cell table:number-columns-repeated="34"/>
        </table:table-row>
        <table:table-row table:style-name="ro7" table:number-rows-repeated="38">
          <table:table-cell table:number-columns-repeated="34"/>
        </table:table-row>
        <table:table-row table:style-name="ro7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12:26:45.848262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1T14:14:18.786302254</meta:creation-date>
    <dc:date>2020-01-05T17:16:42.726419653</dc:date>
    <meta:editing-duration>PT20H2M2S</meta:editing-duration>
    <meta:editing-cycles>163</meta:editing-cycles>
    <meta:generator>LibreOffice/6.3.3.2$Linux_X86_64 LibreOffice_project/30$Build-2</meta:generator>
    <meta:document-statistic meta:table-count="2" meta:cell-count="1242" meta:object-count="0"/>
  </office:meta>
</office:document-meta>
</file>